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0"/>
    <style:style style:name="ce11" style:family="table-cell" style:parent-style-name="Default">
      <style:text-properties fo:color="#c9211e" fo:font-weight="bold" style:font-weight-asian="bold" style:font-weight-complex="bold"/>
    </style:style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46" style:family="table-cell" style:parent-style-name="Default" style:data-style-name="N120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210.526315789474" calcext:value-type="float">
            <text:p>210.5263157894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1" table:formula="of:=1000 / (PI() * [.C13])" office:value-type="float" office:value="159.154943091895" calcext:value-type="float">
            <text:p>159.154943091895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5MHz (Ctot, nF)" calcext:value-type="string">
            <text:p>Lowest Capacitance @ 0.05MHz (Ctot, nF)</text:p>
          </table:table-cell>
          <table:table-cell/>
          <table:table-cell table:style-name="ce21" table:formula="of:=1000000 / (2 * PI() * [.B11] * [.C10])" office:value-type="float" office:value="15157.6136277996" calcext:value-type="float">
            <text:p>15157.613627799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631.567234491648" calcext:value-type="float">
            <text:p>631.567234491648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6.53" calcext:value-type="float">
            <text:p>46.53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6.413675" calcext:value-type="float">
            <text:p>46.413675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0.986503968392713" calcext:value-type="float">
            <text:p>0.986503968392713</text:p>
          </table:table-cell>
          <table:table-cell table:style-name="ce21" table:formula="of:=[.D17] * [.D19] / ([.D18] + [.D19])" office:value-type="float" office:value="2.5" calcext:value-type="float">
            <text:p>2.5</text:p>
          </table:table-cell>
          <table:table-cell table:style-name="ce2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36125" calcext:value-type="float">
            <text:p>0.0136125</text:p>
          </table:table-cell>
          <table:table-cell table:style-name="ce21" table:formula="of:=[.E2] * [.E2] * [.E3] * [.E4] / 1000000 * [.E5]" office:value-type="float" office:value="0.00960498" calcext:value-type="float">
            <text:p>0.0096049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4.125" calcext:value-type="float">
            <text:p>4.125</text:p>
          </table:table-cell>
          <table:table-cell table:style-name="ce21" table:formula="of:=[.E8] / [.E2] * 1000" office:value-type="float" office:value="2.772" calcext:value-type="float">
            <text:p>2.7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8.25" calcext:value-type="float">
            <text:p>8.25</text:p>
          </table:table-cell>
          <table:table-cell table:style-name="ce21" table:formula="of:=1000 * [.E9] / ([.E3] * [.D6])" office:value-type="float" office:value="3.465" calcext:value-type="float">
            <text:p>3.46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Heating" table:style-name="ta1">
        <table:shapes>
          <draw:frame draw:z-index="0" draw:style-name="gr1" draw:text-style-name="P1" svg:width="15.999cm" svg:height="8.999cm" svg:x="33.21cm" svg:y="11.708cm">
            <draw:object draw:notify-on-update-of-ranges="Heating.C26:Heating.C71 Heating.D26:Heating.D71 Heating.E26:Heating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Heating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Specific Heat Capacity (c, J/g.K)</text:p>
          </table:table-cell>
          <table:table-cell office:value-type="float" office:value="1.012" calcext:value-type="float">
            <text:p>1.0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 Density (rho, kg/m^3)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TODO: GET SOME PROPER RANGES</text:p>
          </table:table-cell>
          <table:table-cell table:style-name="ce21"/>
          <table:table-cell table:number-columns-repeated="16378"/>
        </table:table-row>
        <table:table-row table:style-name="ro1">
          <table:table-cell table:number-columns-repeated="5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Width (mm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Height (mm)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Length (mm)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table:style-name="ce21" office:value-type="string" calcext:value-type="string">
            <text:p>Volume (m^3)</text:p>
          </table:table-cell>
          <table:table-cell table:style-name="ce20" table:formula="of:=[.$B$5] * [.$B$6] * [.$B$7] * 0.000000001" office:value-type="float" office:value="0.000132" calcext:value-type="float">
            <text:p>0.000132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Temperature Rise (Celsius)</text:p>
          </table:table-cell>
          <table:table-cell table:formula="of:=[.H48]" office:value-type="float" office:value="44.2" calcext:value-type="float">
            <text:p>44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 to Rise (s)</text:p>
          </table:table-cell>
          <table:table-cell table:formula="of:=[.A48] * 60" office:value-type="float" office:value="1320" calcext:value-type="float">
            <text:p>13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Energy Required (J)</text:p>
          </table:table-cell>
          <table:table-cell table:formula="of:=1000 * [.$B$2] * [.$B$3] * [.$B$8] * [.$B$10]" office:value-type="float" office:value="7.08529536" calcext:value-type="float">
            <text:p>7.08529536</text:p>
          </table:table-cell>
          <table:table-cell table:number-columns-repeated="2"/>
          <table:table-cell office:value-type="string" calcext:value-type="string">
            <text:p>*** THIS IS UTTER RUBBISH – ALMOST LIKE THE REQUIRED ENERGY IS 1000x OFF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Power Required (W)</text:p>
          </table:table-cell>
          <table:table-cell table:formula="of:=[.$B$13] / [.$B$11]" office:value-type="float" office:value="0.005367648" calcext:value-type="float">
            <text:p>0.005367648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9" office:value-type="string" calcext:value-type="string">
            <text:p>Experimental Results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Lincoln Binns E-Case ‘A’ Extruded 6063 Aluminium Enclosure (55mm x 80m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ds clamped together with a 10 ohm 15W power resistor suspended inside (not touching case)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K-Type thermocouple poked through screw-hole into air inside the case, read by a Brymen 869s Multimeter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DC Bench Power Supply set to Constant Current Mode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Current (mA)</text:p>
          </table:table-cell>
          <table:table-cell table:style-name="ce21"/>
          <table:table-cell table:style-name="ce21" office:value-type="float" office:value="633" calcext:value-type="float">
            <text:p>633</text:p>
          </table:table-cell>
          <table:table-cell table:style-name="ce21" office:value-type="float" office:value="448" calcext:value-type="float">
            <text:p>448</text:p>
          </table:table-cell>
          <table:table-cell table:style-name="ce21" office:value-type="float" office:value="317" calcext:value-type="float">
            <text:p>317</text:p>
          </table:table-cell>
          <table:table-cell table:style-name="ce21" table:number-columns-repeated="2"/>
          <table:table-cell table:style-name="ce21" table:formula="of:=[.C23]" office:value-type="float" office:value="633" calcext:value-type="float">
            <text:p>633</text:p>
          </table:table-cell>
          <table:table-cell table:style-name="ce21" table:formula="of:=[.D23]" office:value-type="float" office:value="448" calcext:value-type="float">
            <text:p>448</text:p>
          </table:table-cell>
          <table:table-cell table:style-name="ce21" table:formula="of:=[.E23]" office:value-type="float" office:value="317" calcext:value-type="float">
            <text:p>317</text:p>
          </table:table-cell>
          <table:table-cell table:style-name="ce21" table:number-columns-repeated="2"/>
          <table:table-cell table:style-name="ce20" office:value-type="float" office:value="350" calcext:value-type="float">
            <text:p>350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Power</text:p>
          </table:table-cell>
          <table:table-cell table:style-name="ce21"/>
          <table:table-cell table:style-name="ce21" table:formula="of:=POWER([.C23] / 1000; 2) * 10" office:value-type="float" office:value="4.00689" calcext:value-type="float">
            <text:p>4.00689</text:p>
          </table:table-cell>
          <table:table-cell table:style-name="ce21" table:formula="of:=POWER([.D23] / 1000; 2) * 10" office:value-type="float" office:value="2.00704" calcext:value-type="float">
            <text:p>2.00704</text:p>
          </table:table-cell>
          <table:table-cell table:style-name="ce21" table:formula="of:=POWER([.E23] / 1000; 2) * 10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[.C24]" office:value-type="float" office:value="4.00689" calcext:value-type="float">
            <text:p>4.00689</text:p>
          </table:table-cell>
          <table:table-cell table:style-name="ce21" table:formula="of:=[.D24]" office:value-type="float" office:value="2.00704" calcext:value-type="float">
            <text:p>2.00704</text:p>
          </table:table-cell>
          <table:table-cell table:style-name="ce21" table:formula="of:=[.E24]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POWER([.M23] / 1000; 2) * 10" office:value-type="float" office:value="1.225" calcext:value-type="float">
            <text:p>1.225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Minute</text:p>
          </table:table-cell>
          <table:table-cell table:style-name="ce21"/>
          <table:table-cell table:style-name="ce21" office:value-type="string" calcext:value-type="string">
            <text:p>Air Temperatures (Celsius)</text:p>
          </table:table-cell>
          <table:table-cell table:style-name="ce21" table:number-columns-repeated="4"/>
          <table:table-cell table:style-name="ce21" office:value-type="string" calcext:value-type="string">
            <text:p>Normalised Temperature (Celsius)</text:p>
          </table:table-cell>
          <table:table-cell table:style-name="ce21" table:number-columns-repeated="4"/>
          <table:table-cell table:style-name="ce21" office:value-type="string" calcext:value-type="string">
            <text:p>Normalised Predicted Temperature Rise (Celsius)</text:p>
          </table:table-cell>
          <table:table-cell table:style-name="ce21" table:number-columns-repeated="3"/>
          <table:table-cell table:style-name="ce11" office:value-type="string" calcext:value-type="string">
            <text:p>Prediction is a naïve linear interpolation which is inaccurate for the heating times but should be accurate enough for the final temperature for the purposes of estimating ambient rise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table:number-columns-repeated="2"/>
          <table:table-cell table:formula="of:=[.C26] - [.C$26]" office:value-type="float" office:value="0" calcext:value-type="float">
            <text:p>0</text:p>
          </table:table-cell>
          <table:table-cell table:formula="of:=[.D26] - [.D$26]" office:value-type="float" office:value="0" calcext:value-type="float">
            <text:p>0</text:p>
          </table:table-cell>
          <table:table-cell table:formula="of:=[.E26] - [.E$2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6] + 1" office:value-type="float" office:value="1" calcext:value-type="float">
            <text:p>1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8.8" calcext:value-type="float">
            <text:p>18.8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table:formula="of:=[.C27] - [.C$26]" office:value-type="float" office:value="5.1" calcext:value-type="float">
            <text:p>5.1</text:p>
          </table:table-cell>
          <table:table-cell table:formula="of:=[.D27] - [.D$26]" office:value-type="float" office:value="1.8" calcext:value-type="float">
            <text:p>1.8</text:p>
          </table:table-cell>
          <table:table-cell table:formula="of:=[.E27] - [.E$26]" office:value-type="float" office:value="0.599999999999998" calcext:value-type="float">
            <text:p>0.599999999999998</text:p>
          </table:table-cell>
          <table:table-cell table:number-columns-repeated="2"/>
          <table:table-cell table:formula="of:=[.M$24] * ([.H27] - [.J27]) / ([.$H$24] - [.$J$24])" office:value-type="float" office:value="1.83627581612259" calcext:value-type="float">
            <text:p>1.83627581612259</text:p>
          </table:table-cell>
          <table:table-cell table:number-columns-repeated="16371"/>
        </table:table-row>
        <table:table-row table:style-name="ro1">
          <table:table-cell table:formula="of:=[.A27] + 1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table:formula="of:=[.C28] - [.C$26]" office:value-type="float" office:value="14.3" calcext:value-type="float">
            <text:p>14.3</text:p>
          </table:table-cell>
          <table:table-cell table:formula="of:=[.D28] - [.D$26]" office:value-type="float" office:value="5.2" calcext:value-type="float">
            <text:p>5.2</text:p>
          </table:table-cell>
          <table:table-cell table:formula="of:=[.E28] - [.E$26]" office:value-type="float" office:value="2" calcext:value-type="float">
            <text:p>2</text:p>
          </table:table-cell>
          <table:table-cell table:number-columns-repeated="2"/>
          <table:table-cell table:formula="of:=[.M$24] * ([.H28] - [.J28]) / ([.$H$24] - [.$J$24])" office:value-type="float" office:value="5.01915389740173" calcext:value-type="float">
            <text:p>5.01915389740173</text:p>
          </table:table-cell>
          <table:table-cell table:number-columns-repeated="16371"/>
        </table:table-row>
        <table:table-row table:style-name="ro1">
          <table:table-cell table:formula="of:=[.A28] + 1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.4" calcext:value-type="float">
            <text:p>25.4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formula="of:=[.C29] - [.C$26]" office:value-type="float" office:value="22.3" calcext:value-type="float">
            <text:p>22.3</text:p>
          </table:table-cell>
          <table:table-cell table:formula="of:=[.D29] - [.D$26]" office:value-type="float" office:value="8.4" calcext:value-type="float">
            <text:p>8.4</text:p>
          </table:table-cell>
          <table:table-cell table:formula="of:=[.E29] - [.E$26]" office:value-type="float" office:value="3.2" calcext:value-type="float">
            <text:p>3.2</text:p>
          </table:table-cell>
          <table:table-cell table:number-columns-repeated="2"/>
          <table:table-cell table:formula="of:=[.M$24] * ([.H29] - [.J29]) / ([.$H$24] - [.$J$24])" office:value-type="float" office:value="7.79397068620919" calcext:value-type="float">
            <text:p>7.79397068620919</text:p>
          </table:table-cell>
          <table:table-cell table:number-columns-repeated="16371"/>
        </table:table-row>
        <table:table-row table:style-name="ro1">
          <table:table-cell table:formula="of:=[.A29] + 1" office:value-type="float" office:value="4" calcext:value-type="float">
            <text:p>4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28" calcext:value-type="float">
            <text:p>28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table:formula="of:=[.C30] - [.C$26]" office:value-type="float" office:value="28.2" calcext:value-type="float">
            <text:p>28.2</text:p>
          </table:table-cell>
          <table:table-cell table:formula="of:=[.D30] - [.D$26]" office:value-type="float" office:value="11" calcext:value-type="float">
            <text:p>11</text:p>
          </table:table-cell>
          <table:table-cell table:formula="of:=[.E30] - [.E$26]" office:value-type="float" office:value="4.4" calcext:value-type="float">
            <text:p>4.4</text:p>
          </table:table-cell>
          <table:table-cell table:number-columns-repeated="2"/>
          <table:table-cell table:formula="of:=[.M$24] * ([.H30] - [.J30]) / ([.$H$24] - [.$J$24])" office:value-type="float" office:value="9.71185876082611" calcext:value-type="float">
            <text:p>9.71185876082611</text:p>
          </table:table-cell>
          <table:table-cell table:number-columns-repeated="16371"/>
        </table:table-row>
        <table:table-row table:style-name="ro1">
          <table:table-cell table:formula="of:=[.A30] + 1" office:value-type="float" office:value="5" calcext:value-type="float">
            <text:p>5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30.1" calcext:value-type="float">
            <text:p>30.1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table:formula="of:=[.C31] - [.C$26]" office:value-type="float" office:value="32.1" calcext:value-type="float">
            <text:p>32.1</text:p>
          </table:table-cell>
          <table:table-cell table:formula="of:=[.D31] - [.D$26]" office:value-type="float" office:value="13.1" calcext:value-type="float">
            <text:p>13.1</text:p>
          </table:table-cell>
          <table:table-cell table:formula="of:=[.E31] - [.E$26]" office:value-type="float" office:value="5.3" calcext:value-type="float">
            <text:p>5.3</text:p>
          </table:table-cell>
          <table:table-cell table:number-columns-repeated="2"/>
          <table:table-cell table:formula="of:=[.M$24] * ([.H31] - [.J31]) / ([.$H$24] - [.$J$24])" office:value-type="float" office:value="10.9360426382412" calcext:value-type="float">
            <text:p>10.9360426382412</text:p>
          </table:table-cell>
          <table:table-cell table:number-columns-repeated="16371"/>
        </table:table-row>
        <table:table-row table:style-name="ro1">
          <table:table-cell table:formula="of:=[.A31] + 1" office:value-type="float" office:value="6" calcext:value-type="float">
            <text:p>6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31.7" calcext:value-type="float">
            <text:p>31.7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table:formula="of:=[.C32] - [.C$26]" office:value-type="float" office:value="35.1" calcext:value-type="float">
            <text:p>35.1</text:p>
          </table:table-cell>
          <table:table-cell table:formula="of:=[.D32] - [.D$26]" office:value-type="float" office:value="14.7" calcext:value-type="float">
            <text:p>14.7</text:p>
          </table:table-cell>
          <table:table-cell table:formula="of:=[.E32] - [.E$26]" office:value-type="float" office:value="6.1" calcext:value-type="float">
            <text:p>6.1</text:p>
          </table:table-cell>
          <table:table-cell table:number-columns-repeated="2"/>
          <table:table-cell table:formula="of:=[.M$24] * ([.H32] - [.J32]) / ([.$H$24] - [.$J$24])" office:value-type="float" office:value="11.8337774816789" calcext:value-type="float">
            <text:p>11.8337774816789</text:p>
          </table:table-cell>
          <table:table-cell table:number-columns-repeated="16371"/>
        </table:table-row>
        <table:table-row table:style-name="ro1">
          <table:table-cell table:formula="of:=[.A32] + 1"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C33] - [.C$26]" office:value-type="float" office:value="37.3" calcext:value-type="float">
            <text:p>37.3</text:p>
          </table:table-cell>
          <table:table-cell table:formula="of:=[.D33] - [.D$26]" office:value-type="float" office:value="16" calcext:value-type="float">
            <text:p>16</text:p>
          </table:table-cell>
          <table:table-cell table:formula="of:=[.E33] - [.E$26]" office:value-type="float" office:value="6.7" calcext:value-type="float">
            <text:p>6.7</text:p>
          </table:table-cell>
          <table:table-cell table:number-columns-repeated="2"/>
          <table:table-cell table:formula="of:=[.M$24] * ([.H33] - [.J33]) / ([.$H$24] - [.$J$24])" office:value-type="float" office:value="12.4866755496336" calcext:value-type="float">
            <text:p>12.4866755496336</text:p>
          </table:table-cell>
          <table:table-cell table:number-columns-repeated="16371"/>
        </table:table-row>
        <table:table-row table:style-name="ro1">
          <table:table-cell table:formula="of:=[.A33] + 1" office:value-type="float" office:value="8" calcext:value-type="float">
            <text:p>8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34" calcext:value-type="float">
            <text:p>34</text:p>
          </table:table-cell>
          <table:table-cell office:value-type="float" office:value="24.5" calcext:value-type="float">
            <text:p>24.5</text:p>
          </table:table-cell>
          <table:table-cell table:number-columns-repeated="2"/>
          <table:table-cell table:formula="of:=[.C34] - [.C$26]" office:value-type="float" office:value="39.1" calcext:value-type="float">
            <text:p>39.1</text:p>
          </table:table-cell>
          <table:table-cell table:formula="of:=[.D34] - [.D$26]" office:value-type="float" office:value="17" calcext:value-type="float">
            <text:p>17</text:p>
          </table:table-cell>
          <table:table-cell table:formula="of:=[.E34] - [.E$26]" office:value-type="float" office:value="7.2" calcext:value-type="float">
            <text:p>7.2</text:p>
          </table:table-cell>
          <table:table-cell table:number-columns-repeated="2"/>
          <table:table-cell table:formula="of:=[.M$24] * ([.H34] - [.J34]) / ([.$H$24] - [.$J$24])" office:value-type="float" office:value="13.0171552298468" calcext:value-type="float">
            <text:p>13.0171552298468</text:p>
          </table:table-cell>
          <table:table-cell table:number-columns-repeated="16371"/>
        </table:table-row>
        <table:table-row table:style-name="ro1">
          <table:table-cell table:formula="of:=[.A34] + 1"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table:formula="of:=[.C35] - [.C$26]" office:value-type="float" office:value="40.3" calcext:value-type="float">
            <text:p>40.3</text:p>
          </table:table-cell>
          <table:table-cell table:formula="of:=[.D35] - [.D$26]" office:value-type="float" office:value="17.9" calcext:value-type="float">
            <text:p>17.9</text:p>
          </table:table-cell>
          <table:table-cell table:formula="of:=[.E35] - [.E$26]" office:value-type="float" office:value="7.6" calcext:value-type="float">
            <text:p>7.6</text:p>
          </table:table-cell>
          <table:table-cell table:number-columns-repeated="2"/>
          <table:table-cell table:formula="of:=[.M$24] * ([.H35] - [.J35]) / ([.$H$24] - [.$J$24])" office:value-type="float" office:value="13.3436042638241" calcext:value-type="float">
            <text:p>13.3436042638241</text:p>
          </table:table-cell>
          <table:table-cell table:number-columns-repeated="16371"/>
        </table:table-row>
        <table:table-row table:style-name="ro1">
          <table:table-cell table:formula="of:=[.A35] + 1"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table:formula="of:=[.C36] - [.C$26]" office:value-type="float" office:value="41.3" calcext:value-type="float">
            <text:p>41.3</text:p>
          </table:table-cell>
          <table:table-cell table:formula="of:=[.D36] - [.D$26]" office:value-type="float" office:value="18.6" calcext:value-type="float">
            <text:p>18.6</text:p>
          </table:table-cell>
          <table:table-cell table:formula="of:=[.E36] - [.E$26]" office:value-type="float" office:value="7.9" calcext:value-type="float">
            <text:p>7.9</text:p>
          </table:table-cell>
          <table:table-cell table:number-columns-repeated="2"/>
          <table:table-cell table:formula="of:=[.M$24] * ([.H36] - [.J36]) / ([.$H$24] - [.$J$24])" office:value-type="float" office:value="13.6292471685543" calcext:value-type="float">
            <text:p>13.6292471685543</text:p>
          </table:table-cell>
          <table:table-cell table:number-columns-repeated="16371"/>
        </table:table-row>
        <table:table-row table:style-name="ro1">
          <table:table-cell table:formula="of:=[.A36] + 1" office:value-type="float" office:value="11" calcext:value-type="float">
            <text:p>11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float" office:value="36.2" calcext:value-type="float">
            <text:p>36.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table:formula="of:=[.C37] - [.C$26]" office:value-type="float" office:value="41.9" calcext:value-type="float">
            <text:p>41.9</text:p>
          </table:table-cell>
          <table:table-cell table:formula="of:=[.D37] - [.D$26]" office:value-type="float" office:value="19.2" calcext:value-type="float">
            <text:p>19.2</text:p>
          </table:table-cell>
          <table:table-cell table:formula="of:=[.E37] - [.E$26]" office:value-type="float" office:value="8.2" calcext:value-type="float">
            <text:p>8.2</text:p>
          </table:table-cell>
          <table:table-cell table:number-columns-repeated="2"/>
          <table:table-cell table:formula="of:=[.M$24] * ([.H37] - [.J37]) / ([.$H$24] - [.$J$24])" office:value-type="float" office:value="13.7516655562958" calcext:value-type="float">
            <text:p>13.7516655562958</text:p>
          </table:table-cell>
          <table:table-cell table:number-columns-repeated="16371"/>
        </table:table-row>
        <table:table-row table:style-name="ro1">
          <table:table-cell table:formula="of:=[.A37] + 1" office:value-type="float" office:value="12" calcext:value-type="float">
            <text:p>12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36.7" calcext:value-type="float">
            <text:p>36.7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table:formula="of:=[.C38] - [.C$26]" office:value-type="float" office:value="42.5" calcext:value-type="float">
            <text:p>42.5</text:p>
          </table:table-cell>
          <table:table-cell table:formula="of:=[.D38] - [.D$26]" office:value-type="float" office:value="19.7" calcext:value-type="float">
            <text:p>19.7</text:p>
          </table:table-cell>
          <table:table-cell table:formula="of:=[.E38] - [.E$26]" office:value-type="float" office:value="8.5" calcext:value-type="float">
            <text:p>8.5</text:p>
          </table:table-cell>
          <table:table-cell table:number-columns-repeated="2"/>
          <table:table-cell table:formula="of:=[.M$24] * ([.H38] - [.J38]) / ([.$H$24] - [.$J$24])" office:value-type="float" office:value="13.8740839440373" calcext:value-type="float">
            <text:p>13.8740839440373</text:p>
          </table:table-cell>
          <table:table-cell table:number-columns-repeated="16371"/>
        </table:table-row>
        <table:table-row table:style-name="ro1">
          <table:table-cell table:formula="of:=[.A38] + 1" office:value-type="float" office:value="13" calcext:value-type="float">
            <text:p>13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37.1" calcext:value-type="float">
            <text:p>37.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C39] - [.C$26]" office:value-type="float" office:value="42.9" calcext:value-type="float">
            <text:p>42.9</text:p>
          </table:table-cell>
          <table:table-cell table:formula="of:=[.D39] - [.D$26]" office:value-type="float" office:value="20.1" calcext:value-type="float">
            <text:p>20.1</text:p>
          </table:table-cell>
          <table:table-cell table:formula="of:=[.E39] - [.E$26]" office:value-type="float" office:value="8.7" calcext:value-type="float">
            <text:p>8.7</text:p>
          </table:table-cell>
          <table:table-cell table:number-columns-repeated="2"/>
          <table:table-cell table:formula="of:=[.M$24] * ([.H39] - [.J39]) / ([.$H$24] - [.$J$24])" office:value-type="float" office:value="13.9556962025316" calcext:value-type="float">
            <text:p>13.9556962025316</text:p>
          </table:table-cell>
          <table:table-cell table:number-columns-repeated="16371"/>
        </table:table-row>
        <table:table-row table:style-name="ro1">
          <table:table-cell table:formula="of:=[.A39] + 1" office:value-type="float" office:value="14" calcext:value-type="float">
            <text:p>14</text:p>
          </table:table-cell>
          <table:table-cell/>
          <table:table-cell office:value-type="float" office:value="59.9" calcext:value-type="float">
            <text:p>59.9</text:p>
          </table:table-cell>
          <table:table-cell office:value-type="float" office:value="37.5" calcext:value-type="float">
            <text:p>37.5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table:formula="of:=[.C40] - [.C$26]" office:value-type="float" office:value="43.2" calcext:value-type="float">
            <text:p>43.2</text:p>
          </table:table-cell>
          <table:table-cell table:formula="of:=[.D40] - [.D$26]" office:value-type="float" office:value="20.5" calcext:value-type="float">
            <text:p>20.5</text:p>
          </table:table-cell>
          <table:table-cell table:formula="of:=[.E40] - [.E$26]" office:value-type="float" office:value="8.8" calcext:value-type="float">
            <text:p>8.8</text:p>
          </table:table-cell>
          <table:table-cell table:number-columns-repeated="2"/>
          <table:table-cell table:formula="of:=[.M$24] * ([.H40] - [.J40]) / ([.$H$24] - [.$J$24])" office:value-type="float" office:value="14.037308461026" calcext:value-type="float">
            <text:p>14.037308461026</text:p>
          </table:table-cell>
          <table:table-cell table:number-columns-repeated="16371"/>
        </table:table-row>
        <table:table-row table:style-name="ro1">
          <table:table-cell table:formula="of:=[.A40] + 1" office:value-type="float" office:value="15" calcext:value-type="float">
            <text:p>15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37.8" calcext:value-type="float">
            <text:p>37.8</text:p>
          </table:table-cell>
          <table:table-cell office:value-type="float" office:value="26.3" calcext:value-type="float">
            <text:p>26.3</text:p>
          </table:table-cell>
          <table:table-cell table:number-columns-repeated="2"/>
          <table:table-cell table:formula="of:=[.C41] - [.C$26]" office:value-type="float" office:value="43.5" calcext:value-type="float">
            <text:p>43.5</text:p>
          </table:table-cell>
          <table:table-cell table:formula="of:=[.D41] - [.D$26]" office:value-type="float" office:value="20.8" calcext:value-type="float">
            <text:p>20.8</text:p>
          </table:table-cell>
          <table:table-cell table:formula="of:=[.E41] - [.E$26]" office:value-type="float" office:value="9" calcext:value-type="float">
            <text:p>9</text:p>
          </table:table-cell>
          <table:table-cell table:number-columns-repeated="2"/>
          <table:table-cell table:formula="of:=[.M$24] * ([.H41] - [.J41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1] + 1" office:value-type="float" office:value="16" calcext:value-type="float">
            <text:p>16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38.1" calcext:value-type="float">
            <text:p>38.1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table:formula="of:=[.C42] - [.C$26]" office:value-type="float" office:value="43.7" calcext:value-type="float">
            <text:p>43.7</text:p>
          </table:table-cell>
          <table:table-cell table:formula="of:=[.D42] - [.D$26]" office:value-type="float" office:value="21.1" calcext:value-type="float">
            <text:p>21.1</text:p>
          </table:table-cell>
          <table:table-cell table:formula="of:=[.E42] - [.E$26]" office:value-type="float" office:value="9.2" calcext:value-type="float">
            <text:p>9.2</text:p>
          </table:table-cell>
          <table:table-cell table:number-columns-repeated="2"/>
          <table:table-cell table:formula="of:=[.M$24] * ([.H42] - [.J42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2] + 1" office:value-type="float" office:value="17" calcext:value-type="float">
            <text:p>17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38.4" calcext:value-type="float">
            <text:p>38.4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table:formula="of:=[.C43] - [.C$26]" office:value-type="float" office:value="43.8" calcext:value-type="float">
            <text:p>43.8</text:p>
          </table:table-cell>
          <table:table-cell table:formula="of:=[.D43] - [.D$26]" office:value-type="float" office:value="21.4" calcext:value-type="float">
            <text:p>21.4</text:p>
          </table:table-cell>
          <table:table-cell table:formula="of:=[.E43] - [.E$26]" office:value-type="float" office:value="9.3" calcext:value-type="float">
            <text:p>9.3</text:p>
          </table:table-cell>
          <table:table-cell table:number-columns-repeated="2"/>
          <table:table-cell table:formula="of:=[.M$24] * ([.H43] - [.J43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3] + 1" office:value-type="float" office:value="18" calcext:value-type="float">
            <text:p>18</text:p>
          </table:table-cell>
          <table:table-cell/>
          <table:table-cell office:value-type="float" office:value="60.6" calcext:value-type="float">
            <text:p>60.6</text:p>
          </table:table-cell>
          <table:table-cell office:value-type="float" office:value="38.5" calcext:value-type="float">
            <text:p>38.5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table:formula="of:=[.C44] - [.C$26]" office:value-type="float" office:value="43.9" calcext:value-type="float">
            <text:p>43.9</text:p>
          </table:table-cell>
          <table:table-cell table:formula="of:=[.D44] - [.D$26]" office:value-type="float" office:value="21.5" calcext:value-type="float">
            <text:p>21.5</text:p>
          </table:table-cell>
          <table:table-cell table:formula="of:=[.E44] - [.E$26]" office:value-type="float" office:value="9.4" calcext:value-type="float">
            <text:p>9.4</text:p>
          </table:table-cell>
          <table:table-cell table:number-columns-repeated="2"/>
          <table:table-cell table:formula="of:=[.M$24] * ([.H44] - [.J44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4] + 1" office:value-type="float" office:value="19" calcext:value-type="float">
            <text:p>1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38.7" calcext:value-type="float">
            <text:p>38.7</text:p>
          </table:table-cell>
          <table:table-cell office:value-type="float" office:value="26.8" calcext:value-type="float">
            <text:p>26.8</text:p>
          </table:table-cell>
          <table:table-cell table:number-columns-repeated="2"/>
          <table:table-cell table:formula="of:=[.C45] - [.C$26]" office:value-type="float" office:value="44" calcext:value-type="float">
            <text:p>44</text:p>
          </table:table-cell>
          <table:table-cell table:formula="of:=[.D45] - [.D$26]" office:value-type="float" office:value="21.7" calcext:value-type="float">
            <text:p>21.7</text:p>
          </table:table-cell>
          <table:table-cell table:formula="of:=[.E45] - [.E$26]" office:value-type="float" office:value="9.5" calcext:value-type="float">
            <text:p>9.5</text:p>
          </table:table-cell>
          <table:table-cell table:number-columns-repeated="2"/>
          <table:table-cell table:formula="of:=[.M$24] * ([.H45] - [.J45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5] + 1" office:value-type="float" office:value="20" calcext:value-type="float">
            <text:p>20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8.8" calcext:value-type="float">
            <text:p>38.8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6] - [.C$26]" office:value-type="float" office:value="44.1" calcext:value-type="float">
            <text:p>44.1</text:p>
          </table:table-cell>
          <table:table-cell table:formula="of:=[.D46] - [.D$26]" office:value-type="float" office:value="21.8" calcext:value-type="float">
            <text:p>21.8</text:p>
          </table:table-cell>
          <table:table-cell table:formula="of:=[.E46] - [.E$26]" office:value-type="float" office:value="9.6" calcext:value-type="float">
            <text:p>9.6</text:p>
          </table:table-cell>
          <table:table-cell table:number-columns-repeated="2"/>
          <table:table-cell table:formula="of:=[.M$24] * ([.H46] - [.J46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6] + 1" office:value-type="float" office:value="21" calcext:value-type="float">
            <text:p>21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9" calcext:value-type="float">
            <text:p>39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7] - [.C$26]" office:value-type="float" office:value="44.1" calcext:value-type="float">
            <text:p>44.1</text:p>
          </table:table-cell>
          <table:table-cell table:formula="of:=[.D47] - [.D$26]" office:value-type="float" office:value="22" calcext:value-type="float">
            <text:p>22</text:p>
          </table:table-cell>
          <table:table-cell table:formula="of:=[.E47] - [.E$26]" office:value-type="float" office:value="9.6" calcext:value-type="float">
            <text:p>9.6</text:p>
          </table:table-cell>
          <table:table-cell table:number-columns-repeated="2"/>
          <table:table-cell table:formula="of:=[.M$24] * ([.H47] - [.J47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7] + 1" office:value-type="float" office:value="22" calcext:value-type="float">
            <text:p>22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C48] - [.C$26]" office:value-type="float" office:value="44.2" calcext:value-type="float">
            <text:p>44.2</text:p>
          </table:table-cell>
          <table:table-cell table:formula="of:=[.D48] - [.D$26]" office:value-type="float" office:value="22.1" calcext:value-type="float">
            <text:p>22.1</text:p>
          </table:table-cell>
          <table:table-cell table:formula="of:=[.E48] - [.E$26]" office:value-type="float" office:value="9.7" calcext:value-type="float">
            <text:p>9.7</text:p>
          </table:table-cell>
          <table:table-cell table:number-columns-repeated="2"/>
          <table:table-cell table:formula="of:=[.M$24] * ([.H48] - [.J48]) / ([.$H$24] - [.$J$24])" office:value-type="float" office:value="14.0781145902731" calcext:value-type="float">
            <text:p>14.0781145902731</text:p>
          </table:table-cell>
          <table:table-cell>
            <draw:frame draw:z-index="1" draw:style-name="gr1" draw:text-style-name="P1" svg:width="15.999cm" svg:height="8.999cm" svg:x="0.006cm" svg:y="0.426cm">
              <draw:object draw:notify-on-update-of-ranges="Heating.H26:Heating.H71 Heating.I26:Heating.I71 Heating.J26:Heating.J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formula="of:=[.A48] + 1" office:value-type="float" office:value="23" calcext:value-type="float">
            <text:p>23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office:value-type="float" office:value="39.3" calcext:value-type="float">
            <text:p>39.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3" table:formula="of:=[.C49] - [.C$26]" office:value-type="float" office:value="39.3" calcext:value-type="float">
            <text:p>39.3</text:p>
          </table:table-cell>
          <table:table-cell table:formula="of:=[.D49] - [.D$26]" office:value-type="float" office:value="22.3" calcext:value-type="float">
            <text:p>22.3</text:p>
          </table:table-cell>
          <table:table-cell table:formula="of:=[.E49] - [.E$26]" office:value-type="float" office:value="9.7" calcext:value-type="float">
            <text:p>9.7</text:p>
          </table:table-cell>
          <table:table-cell table:number-columns-repeated="16374"/>
        </table:table-row>
        <table:table-row table:style-name="ro1">
          <table:table-cell table:formula="of:=[.A49] + 1" office:value-type="float" office:value="24" calcext:value-type="float">
            <text:p>24</text:p>
          </table:table-cell>
          <table:table-cell/>
          <table:table-cell table:style-name="ce23" office:value-type="float" office:value="47.8" calcext:value-type="float">
            <text:p>47.8</text:p>
          </table:table-cell>
          <table:table-cell office:value-type="float" office:value="39.3" calcext:value-type="float">
            <text:p>39.3</text:p>
          </table:table-cell>
          <table:table-cell table:style-name="ce23" office:value-type="float" office:value="25.8" calcext:value-type="float">
            <text:p>25.8</text:p>
          </table:table-cell>
          <table:table-cell table:number-columns-repeated="2"/>
          <table:table-cell table:style-name="ce23" table:formula="of:=[.C50] - [.C$26]" office:value-type="float" office:value="31.1" calcext:value-type="float">
            <text:p>31.1</text:p>
          </table:table-cell>
          <table:table-cell table:formula="of:=[.D50] - [.D$26]" office:value-type="float" office:value="22.3" calcext:value-type="float">
            <text:p>22.3</text:p>
          </table:table-cell>
          <table:table-cell table:style-name="ce23" table:formula="of:=[.E50] - [.E$26]" office:value-type="float" office:value="8.5" calcext:value-type="float">
            <text:p>8.5</text:p>
          </table:table-cell>
          <table:table-cell table:number-columns-repeated="16374"/>
        </table:table-row>
        <table:table-row table:style-name="ro1">
          <table:table-cell table:formula="of:=[.A50] + 1" office:value-type="float" office:value="25" calcext:value-type="float">
            <text:p>25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office:value-type="float" office:value="39.4" calcext:value-type="float">
            <text:p>39.4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/>
          <table:table-cell table:style-name="ce23" table:formula="of:=[.C51] - [.C$26]" office:value-type="float" office:value="25.3" calcext:value-type="float">
            <text:p>25.3</text:p>
          </table:table-cell>
          <table:table-cell table:formula="of:=[.D51] - [.D$26]" office:value-type="float" office:value="22.4" calcext:value-type="float">
            <text:p>22.4</text:p>
          </table:table-cell>
          <table:table-cell table:style-name="ce23" table:formula="of:=[.E51] - [.E$26]" office:value-type="float" office:value="6.7" calcext:value-type="float">
            <text:p>6.7</text:p>
          </table:table-cell>
          <table:table-cell table:number-columns-repeated="16374"/>
        </table:table-row>
        <table:table-row table:style-name="ro1">
          <table:table-cell table:formula="of:=[.A51] + 1" office:value-type="float" office:value="26" calcext:value-type="float">
            <text:p>26</text:p>
          </table:table-cell>
          <table:table-cell/>
          <table:table-cell table:style-name="ce23" office:value-type="float" office:value="37.4" calcext:value-type="float">
            <text:p>37.4</text:p>
          </table:table-cell>
          <table:table-cell table:style-name="ce23" office:value-type="float" office:value="36.3" calcext:value-type="float">
            <text:p>36.3</text:p>
          </table:table-cell>
          <table:table-cell table:style-name="ce23" office:value-type="float" office:value="22.7" calcext:value-type="float">
            <text:p>22.7</text:p>
          </table:table-cell>
          <table:table-cell table:number-columns-repeated="2"/>
          <table:table-cell table:style-name="ce23" table:formula="of:=[.C52] - [.C$26]" office:value-type="float" office:value="20.7" calcext:value-type="float">
            <text:p>20.7</text:p>
          </table:table-cell>
          <table:table-cell table:style-name="ce23" table:formula="of:=[.D52] - [.D$26]" office:value-type="float" office:value="19.3" calcext:value-type="float">
            <text:p>19.3</text:p>
          </table:table-cell>
          <table:table-cell table:style-name="ce23" table:formula="of:=[.E52] - [.E$26]" office:value-type="float" office:value="5.4" calcext:value-type="float">
            <text:p>5.4</text:p>
          </table:table-cell>
          <table:table-cell table:number-columns-repeated="16374"/>
        </table:table-row>
        <table:table-row table:style-name="ro1">
          <table:table-cell table:formula="of:=[.A52] + 1" office:value-type="float" office:value="27" calcext:value-type="float">
            <text:p>27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.3" calcext:value-type="float">
            <text:p>32.3</text:p>
          </table:table-cell>
          <table:table-cell table:style-name="ce23" office:value-type="float" office:value="21.6" calcext:value-type="float">
            <text:p>21.6</text:p>
          </table:table-cell>
          <table:table-cell table:number-columns-repeated="2"/>
          <table:table-cell table:style-name="ce23" table:formula="of:=[.C53] - [.C$26]" office:value-type="float" office:value="17.3" calcext:value-type="float">
            <text:p>17.3</text:p>
          </table:table-cell>
          <table:table-cell table:style-name="ce23" table:formula="of:=[.D53] - [.D$26]" office:value-type="float" office:value="15.3" calcext:value-type="float">
            <text:p>15.3</text:p>
          </table:table-cell>
          <table:table-cell table:style-name="ce23" table:formula="of:=[.E53] - [.E$26]" office:value-type="float" office:value="4.3" calcext:value-type="float">
            <text:p>4.3</text:p>
          </table:table-cell>
          <table:table-cell table:number-columns-repeated="16374"/>
        </table:table-row>
        <table:table-row table:style-name="ro1">
          <table:table-cell table:formula="of:=[.A53] + 1" office:value-type="float" office:value="28" calcext:value-type="float">
            <text:p>28</text:p>
          </table:table-cell>
          <table:table-cell/>
          <table:table-cell table:style-name="ce23" office:value-type="float" office:value="31.4" calcext:value-type="float">
            <text:p>31.4</text:p>
          </table:table-cell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0.8" calcext:value-type="float">
            <text:p>20.8</text:p>
          </table:table-cell>
          <table:table-cell table:number-columns-repeated="2"/>
          <table:table-cell table:style-name="ce23" table:formula="of:=[.C54] - [.C$26]" office:value-type="float" office:value="14.7" calcext:value-type="float">
            <text:p>14.7</text:p>
          </table:table-cell>
          <table:table-cell table:style-name="ce23" table:formula="of:=[.D54] - [.D$26]" office:value-type="float" office:value="12.3" calcext:value-type="float">
            <text:p>12.3</text:p>
          </table:table-cell>
          <table:table-cell table:style-name="ce23" table:formula="of:=[.E54] - [.E$26]" office:value-type="float" office:value="3.5" calcext:value-type="float">
            <text:p>3.5</text:p>
          </table:table-cell>
          <table:table-cell table:number-columns-repeated="16374"/>
        </table:table-row>
        <table:table-row table:style-name="ro1">
          <table:table-cell table:formula="of:=[.A54] + 1" office:value-type="float" office:value="29" calcext:value-type="float">
            <text:p>29</text:p>
          </table:table-cell>
          <table:table-cell/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7.2" calcext:value-type="float">
            <text:p>27.2</text:p>
          </table:table-cell>
          <table:table-cell table:style-name="ce23" office:value-type="float" office:value="20.2" calcext:value-type="float">
            <text:p>20.2</text:p>
          </table:table-cell>
          <table:table-cell table:number-columns-repeated="2"/>
          <table:table-cell table:style-name="ce23" table:formula="of:=[.C55] - [.C$26]" office:value-type="float" office:value="12.6" calcext:value-type="float">
            <text:p>12.6</text:p>
          </table:table-cell>
          <table:table-cell table:style-name="ce23" table:formula="of:=[.D55] - [.D$26]" office:value-type="float" office:value="10.2" calcext:value-type="float">
            <text:p>10.2</text:p>
          </table:table-cell>
          <table:table-cell table:style-name="ce23" table:formula="of:=[.E55] - [.E$26]" office:value-type="float" office:value="2.9" calcext:value-type="float">
            <text:p>2.9</text:p>
          </table:table-cell>
          <table:table-cell table:number-columns-repeated="16374"/>
        </table:table-row>
        <table:table-row table:style-name="ro1">
          <table:table-cell table:formula="of:=[.A55] + 1" office:value-type="float" office:value="30" calcext:value-type="float">
            <text:p>30</text:p>
          </table:table-cell>
          <table:table-cell/>
          <table:table-cell table:style-name="ce23" office:value-type="float" office:value="27.6" calcext:value-type="float">
            <text:p>27.6</text:p>
          </table:table-cell>
          <table:table-cell table:style-name="ce23" office:value-type="float" office:value="25.5" calcext:value-type="float">
            <text:p>25.5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2"/>
          <table:table-cell table:style-name="ce23" table:formula="of:=[.C56] - [.C$26]" office:value-type="float" office:value="10.9" calcext:value-type="float">
            <text:p>10.9</text:p>
          </table:table-cell>
          <table:table-cell table:style-name="ce23" table:formula="of:=[.D56] - [.D$26]" office:value-type="float" office:value="8.5" calcext:value-type="float">
            <text:p>8.5</text:p>
          </table:table-cell>
          <table:table-cell table:style-name="ce23" table:formula="of:=[.E56] - [.E$26]" office:value-type="float" office:value="2.4" calcext:value-type="float">
            <text:p>2.4</text:p>
          </table:table-cell>
          <table:table-cell table:number-columns-repeated="16374"/>
        </table:table-row>
        <table:table-row table:style-name="ro1">
          <table:table-cell table:formula="of:=[.A56] + 1" office:value-type="float" office:value="31" calcext:value-type="float">
            <text:p>31</text:p>
          </table:table-cell>
          <table:table-cell/>
          <table:table-cell table:style-name="ce23" office:value-type="float" office:value="26.3" calcext:value-type="float">
            <text:p>26.3</text:p>
          </table:table-cell>
          <table:table-cell table:style-name="ce23" office:value-type="float" office:value="24.2" calcext:value-type="float">
            <text:p>24.2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2"/>
          <table:table-cell table:style-name="ce23" table:formula="of:=[.C57] - [.C$26]" office:value-type="float" office:value="9.6" calcext:value-type="float">
            <text:p>9.6</text:p>
          </table:table-cell>
          <table:table-cell table:style-name="ce23" table:formula="of:=[.D57] - [.D$26]" office:value-type="float" office:value="7.2" calcext:value-type="float">
            <text:p>7.2</text:p>
          </table:table-cell>
          <table:table-cell table:style-name="ce23" table:formula="of:=[.E57] - [.E$26]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formula="of:=[.A57] + 1" office:value-type="float" office:value="32" calcext:value-type="float">
            <text:p>32</text:p>
          </table:table-cell>
          <table:table-cell/>
          <table:table-cell table:style-name="ce23" office:value-type="float" office:value="25.1" calcext:value-type="float">
            <text:p>25.1</text:p>
          </table:table-cell>
          <table:table-cell table:style-name="ce23" office:value-type="float" office:value="23.2" calcext:value-type="float">
            <text:p>23.2</text:p>
          </table:table-cell>
          <table:table-cell table:style-name="ce23" office:value-type="float" office:value="18.9" calcext:value-type="float">
            <text:p>18.9</text:p>
          </table:table-cell>
          <table:table-cell table:number-columns-repeated="2"/>
          <table:table-cell table:style-name="ce23" table:formula="of:=[.C58] - [.C$26]" office:value-type="float" office:value="8.4" calcext:value-type="float">
            <text:p>8.4</text:p>
          </table:table-cell>
          <table:table-cell table:style-name="ce23" table:formula="of:=[.D58] - [.D$26]" office:value-type="float" office:value="6.2" calcext:value-type="float">
            <text:p>6.2</text:p>
          </table:table-cell>
          <table:table-cell table:style-name="ce23" table:formula="of:=[.E58] - [.E$26]" office:value-type="float" office:value="1.6" calcext:value-type="float">
            <text:p>1.6</text:p>
          </table:table-cell>
          <table:table-cell table:number-columns-repeated="16374"/>
        </table:table-row>
        <table:table-row table:style-name="ro1">
          <table:table-cell table:formula="of:=[.A58] + 1" office:value-type="float" office:value="33" calcext:value-type="float">
            <text:p>33</text:p>
          </table:table-cell>
          <table:table-cell/>
          <table:table-cell table:style-name="ce23" office:value-type="float" office:value="24.1" calcext:value-type="float">
            <text:p>24.1</text:p>
          </table:table-cell>
          <table:table-cell table:style-name="ce23" office:value-type="float" office:value="22.3" calcext:value-type="float">
            <text:p>22.3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2"/>
          <table:table-cell table:style-name="ce23" table:formula="of:=[.C59] - [.C$26]" office:value-type="float" office:value="7.4" calcext:value-type="float">
            <text:p>7.4</text:p>
          </table:table-cell>
          <table:table-cell table:style-name="ce23" table:formula="of:=[.D59] - [.D$26]" office:value-type="float" office:value="5.3" calcext:value-type="float">
            <text:p>5.3</text:p>
          </table:table-cell>
          <table:table-cell table:style-name="ce23" table:formula="of:=[.E59] - [.E$26]" office:value-type="float" office:value="1.2" calcext:value-type="float">
            <text:p>1.2</text:p>
          </table:table-cell>
          <table:table-cell table:number-columns-repeated="16374"/>
        </table:table-row>
        <table:table-row table:style-name="ro1">
          <table:table-cell table:formula="of:=[.A59] + 1" office:value-type="float" office:value="34" calcext:value-type="float">
            <text:p>34</text:p>
          </table:table-cell>
          <table:table-cell/>
          <table:table-cell table:style-name="ce23" office:value-type="float" office:value="23.3" calcext:value-type="float">
            <text:p>23.3</text:p>
          </table:table-cell>
          <table:table-cell table:style-name="ce23" office:value-type="float" office:value="21.7" calcext:value-type="float">
            <text:p>21.7</text:p>
          </table:table-cell>
          <table:table-cell table:style-name="ce23" office:value-type="float" office:value="18.3" calcext:value-type="float">
            <text:p>18.3</text:p>
          </table:table-cell>
          <table:table-cell table:number-columns-repeated="2"/>
          <table:table-cell table:style-name="ce23" table:formula="of:=[.C60] - [.C$26]" office:value-type="float" office:value="6.6" calcext:value-type="float">
            <text:p>6.6</text:p>
          </table:table-cell>
          <table:table-cell table:style-name="ce23" table:formula="of:=[.D60] - [.D$26]" office:value-type="float" office:value="4.7" calcext:value-type="float">
            <text:p>4.7</text:p>
          </table:table-cell>
          <table:table-cell table:style-name="ce23" table:formula="of:=[.E60] - [.E$26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formula="of:=[.A60] + 1" office:value-type="float" office:value="35" calcext:value-type="float">
            <text:p>35</text:p>
          </table:table-cell>
          <table:table-cell/>
          <table:table-cell table:style-name="ce23" office:value-type="float" office:value="22.5" calcext:value-type="float">
            <text:p>22.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  <table:table-cell table:style-name="ce23" table:formula="of:=[.C61] - [.C$26]" office:value-type="float" office:value="5.8" calcext:value-type="float">
            <text:p>5.8</text:p>
          </table:table-cell>
          <table:table-cell table:style-name="ce23" table:formula="of:=[.D61] - [.D$26]" office:value-type="float" office:value="4" calcext:value-type="float">
            <text:p>4</text:p>
          </table:table-cell>
          <table:table-cell table:style-name="ce23" table:formula="of:=[.E61] - [.E$26]" office:value-type="float" office:value="0.699999999999999" calcext:value-type="float">
            <text:p>0.699999999999999</text:p>
          </table:table-cell>
          <table:table-cell table:number-columns-repeated="16374"/>
        </table:table-row>
        <table:table-row table:style-name="ro1">
          <table:table-cell table:formula="of:=[.A61] + 1" office:value-type="float" office:value="36" calcext:value-type="float">
            <text:p>36</text:p>
          </table:table-cell>
          <table:table-cell/>
          <table:table-cell table:style-name="ce23" office:value-type="float" office:value="21.8" calcext:value-type="float">
            <text:p>21.8</text:p>
          </table:table-cell>
          <table:table-cell table:style-name="ce23" office:value-type="float" office:value="20.5" calcext:value-type="float">
            <text:p>20.5</text:p>
          </table:table-cell>
          <table:table-cell table:number-columns-repeated="3"/>
          <table:table-cell table:style-name="ce23" table:formula="of:=[.C62] - [.C$26]" office:value-type="float" office:value="5.1" calcext:value-type="float">
            <text:p>5.1</text:p>
          </table:table-cell>
          <table:table-cell table:style-name="ce23" table:formula="of:=[.D62] - [.D$26]" office:value-type="float" office:value="3.5" calcext:value-type="float">
            <text:p>3.5</text:p>
          </table:table-cell>
          <table:table-cell table:number-columns-repeated="16375"/>
        </table:table-row>
        <table:table-row table:style-name="ro1">
          <table:table-cell table:formula="of:=[.A62] + 1" office:value-type="float" office:value="37" calcext:value-type="float">
            <text:p>37</text:p>
          </table:table-cell>
          <table:table-cell/>
          <table:table-cell table:style-name="ce23" office:value-type="float" office:value="21.3" calcext:value-type="float">
            <text:p>21.3</text:p>
          </table:table-cell>
          <table:table-cell table:style-name="ce23" office:value-type="float" office:value="20.1" calcext:value-type="float">
            <text:p>20.1</text:p>
          </table:table-cell>
          <table:table-cell table:number-columns-repeated="3"/>
          <table:table-cell table:style-name="ce23" table:formula="of:=[.C63] - [.C$26]" office:value-type="float" office:value="4.6" calcext:value-type="float">
            <text:p>4.6</text:p>
          </table:table-cell>
          <table:table-cell table:style-name="ce23" table:formula="of:=[.D63] - [.D$26]" office:value-type="float" office:value="3.1" calcext:value-type="float">
            <text:p>3.1</text:p>
          </table:table-cell>
          <table:table-cell table:number-columns-repeated="16375"/>
        </table:table-row>
        <table:table-row table:style-name="ro1">
          <table:table-cell table:formula="of:=[.A63] + 1" office:value-type="float" office:value="38" calcext:value-type="float">
            <text:p>38</text:p>
          </table:table-cell>
          <table:table-cell/>
          <table:table-cell table:style-name="ce23" office:value-type="float" office:value="20.8" calcext:value-type="float">
            <text:p>20.8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3"/>
          <table:table-cell table:style-name="ce23" table:formula="of:=[.C64] - [.C$26]" office:value-type="float" office:value="4.1" calcext:value-type="float">
            <text:p>4.1</text:p>
          </table:table-cell>
          <table:table-cell table:style-name="ce23" table:formula="of:=[.D64] - [.D$26]" office:value-type="float" office:value="2.7" calcext:value-type="float">
            <text:p>2.7</text:p>
          </table:table-cell>
          <table:table-cell table:number-columns-repeated="16375"/>
        </table:table-row>
        <table:table-row table:style-name="ro1">
          <table:table-cell table:formula="of:=[.A64] + 1" office:value-type="float" office:value="39" calcext:value-type="float">
            <text:p>39</text:p>
          </table:table-cell>
          <table:table-cell/>
          <table:table-cell table:style-name="ce23" office:value-type="float" office:value="20.3" calcext:value-type="float">
            <text:p>20.3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3"/>
          <table:table-cell table:style-name="ce23" table:formula="of:=[.C65] - [.C$26]" office:value-type="float" office:value="3.6" calcext:value-type="float">
            <text:p>3.6</text:p>
          </table:table-cell>
          <table:table-cell table:style-name="ce23" table:formula="of:=[.D65] - [.D$26]" office:value-type="float" office:value="2.3" calcext:value-type="float">
            <text:p>2.3</text:p>
          </table:table-cell>
          <table:table-cell table:number-columns-repeated="16375"/>
        </table:table-row>
        <table:table-row table:style-name="ro1">
          <table:table-cell table:formula="of:=[.A65] + 1" office:value-type="float" office:value="40" calcext:value-type="float">
            <text:p>40</text:p>
          </table:table-cell>
          <table:table-cell/>
          <table:table-cell table:style-name="ce23" office:value-type="float" office:value="19.9" calcext:value-type="float">
            <text:p>19.9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3"/>
          <table:table-cell table:style-name="ce23" table:formula="of:=[.C66] - [.C$26]" office:value-type="float" office:value="3.2" calcext:value-type="float">
            <text:p>3.2</text:p>
          </table:table-cell>
          <table:table-cell table:style-name="ce23" table:formula="of:=[.D66] - [.D$26]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formula="of:=[.A66] + 1" office:value-type="float" office:value="41" calcext:value-type="float">
            <text:p>41</text:p>
          </table:table-cell>
          <table:table-cell/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18.7" calcext:value-type="float">
            <text:p>18.7</text:p>
          </table:table-cell>
          <table:table-cell table:number-columns-repeated="3"/>
          <table:table-cell table:style-name="ce23" table:formula="of:=[.C67] - [.C$26]" office:value-type="float" office:value="2.8" calcext:value-type="float">
            <text:p>2.8</text:p>
          </table:table-cell>
          <table:table-cell table:style-name="ce23" table:formula="of:=[.D67] - [.D$26]" office:value-type="float" office:value="1.7" calcext:value-type="float">
            <text:p>1.7</text:p>
          </table:table-cell>
          <table:table-cell table:number-columns-repeated="16375"/>
        </table:table-row>
        <table:table-row table:style-name="ro1">
          <table:table-cell table:formula="of:=[.A67] + 1" office:value-type="float" office:value="42" calcext:value-type="float">
            <text:p>42</text:p>
          </table:table-cell>
          <table:table-cell/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3"/>
          <table:table-cell table:style-name="ce23" table:formula="of:=[.C68] - [.C$26]" office:value-type="float" office:value="2.5" calcext:value-type="float">
            <text:p>2.5</text:p>
          </table:table-cell>
          <table:table-cell table:style-name="ce23" table:formula="of:=[.D68] - [.D$26]" office:value-type="float" office:value="1.5" calcext:value-type="float">
            <text:p>1.5</text:p>
          </table:table-cell>
          <table:table-cell table:number-columns-repeated="16375"/>
        </table:table-row>
        <table:table-row table:style-name="ro1">
          <table:table-cell table:formula="of:=[.A68] + 1" office:value-type="float" office:value="43" calcext:value-type="float">
            <text:p>43</text:p>
          </table:table-cell>
          <table:table-cell/>
          <table:table-cell table:style-name="ce23" office:value-type="float" office:value="18.9" calcext:value-type="float">
            <text:p>18.9</text:p>
          </table:table-cell>
          <table:table-cell table:style-name="ce23" office:value-type="float" office:value="18.2" calcext:value-type="float">
            <text:p>18.2</text:p>
          </table:table-cell>
          <table:table-cell table:number-columns-repeated="3"/>
          <table:table-cell table:style-name="ce23" table:formula="of:=[.C69] - [.C$26]" office:value-type="float" office:value="2.2" calcext:value-type="float">
            <text:p>2.2</text:p>
          </table:table-cell>
          <table:table-cell table:style-name="ce23" table:formula="of:=[.D69] - [.D$26]" office:value-type="float" office:value="1.2" calcext:value-type="float">
            <text:p>1.2</text:p>
          </table:table-cell>
          <table:table-cell table:number-columns-repeated="16375"/>
        </table:table-row>
        <table:table-row table:style-name="ro1">
          <table:table-cell table:formula="of:=[.A69] + 1" office:value-type="float" office:value="44" calcext:value-type="float">
            <text:p>44</text:p>
          </table:table-cell>
          <table:table-cell/>
          <table:table-cell table:style-name="ce23" office:value-type="float" office:value="18.7" calcext:value-type="float">
            <text:p>18.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3"/>
          <table:table-cell table:style-name="ce23" table:formula="of:=[.C70] - [.C$26]" office:value-type="float" office:value="2" calcext:value-type="float">
            <text:p>2</text:p>
          </table:table-cell>
          <table:table-cell table:style-name="ce23" table:formula="of:=[.D70] - [.D$26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70] + 1" office:value-type="float" office:value="45" calcext:value-type="float">
            <text:p>45</text:p>
          </table:table-cell>
          <table:table-cell/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17.9" calcext:value-type="float">
            <text:p>17.9</text:p>
          </table:table-cell>
          <table:table-cell table:number-columns-repeated="3"/>
          <table:table-cell table:style-name="ce23" table:formula="of:=[.C71] - [.C$26]" office:value-type="float" office:value="1.7" calcext:value-type="float">
            <text:p>1.7</text:p>
          </table:table-cell>
          <table:table-cell table:style-name="ce23" table:formula="of:=[.D71] - [.D$26]" office:value-type="float" office:value="0.899999999999999" calcext:value-type="float">
            <text:p>0.899999999999999</text:p>
          </table:table-cell>
          <table:table-cell table:number-columns-repeated="16375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number-columns-repeated="1018" table:default-cell-style-name="Default"/>
        <table:table-row table:style-name="ro1">
          <table:table-cell table:style-name="ce19" office:value-type="string" calcext:value-type="string">
            <text:p>Voltage Rail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5V Bus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.00</text:p>
          </table:table-cell>
          <table:table-cell office:value-type="float" office:value="5.5" calcext:value-type="float">
            <text:p>5.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3.3V Analogue</text:p>
          </table:table-cell>
          <table:table-cell/>
          <table:table-cell table:formula="of:=[.D3] * 0.95" office:value-type="float" office:value="3.135" calcext:value-type="float">
            <text:p>3.135</text:p>
          </table:table-cell>
          <table:table-cell table:formula="of:=3.3" office:value-type="float" office:value="3.3" calcext:value-type="float">
            <text:p>3.30</text:p>
          </table:table-cell>
          <table:table-cell table:formula="of:=[.D3] * 1.05" office:value-type="float" office:value="3.465" calcext:value-type="float">
            <text:p>3.46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formula="of:=[.D4] * 0.95" office:value-type="float" office:value="3.42" calcext:value-type="float">
            <text:p>3.42</text:p>
          </table:table-cell>
          <table:table-cell table:formula="of:=3.6" office:value-type="float" office:value="3.6" calcext:value-type="float">
            <text:p>3.60</text:p>
          </table:table-cell>
          <table:table-cell table:formula="of:=[.D4] * 1.05" office:value-type="float" office:value="3.78" calcext:value-type="float">
            <text:p>3.78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3.3V Digital</text:p>
          </table:table-cell>
          <table:table-cell/>
          <table:table-cell table:formula="of:=[.D5] * 0.95" office:value-type="float" office:value="3.135" calcext:value-type="float">
            <text:p>3.135</text:p>
          </table:table-cell>
          <table:table-cell table:formula="of:=3.3" office:value-type="float" office:value="3.3" calcext:value-type="float">
            <text:p>3.30</text:p>
          </table:table-cell>
          <table:table-cell table:formula="of:=[.D5] * 1.05" office:value-type="float" office:value="3.465" calcext:value-type="float">
            <text:p>3.46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.8V Digital</text:p>
          </table:table-cell>
          <table:table-cell/>
          <table:table-cell table:formula="of:=[.D6] * 0.95" office:value-type="float" office:value="1.71" calcext:value-type="float">
            <text:p>1.71</text:p>
          </table:table-cell>
          <table:table-cell office:value-type="float" office:value="1.8" calcext:value-type="float">
            <text:p>1.80</text:p>
          </table:table-cell>
          <table:table-cell table:formula="of:=[.D6] * 1.05" office:value-type="float" office:value="1.89" calcext:value-type="float">
            <text:p>1.89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.2V Digital</text:p>
          </table:table-cell>
          <table:table-cell/>
          <table:table-cell table:formula="of:=[.D7] * 0.95" office:value-type="float" office:value="1.14" calcext:value-type="float">
            <text:p>1.14</text:p>
          </table:table-cell>
          <table:table-cell office:value-type="float" office:value="1.2" calcext:value-type="float">
            <text:p>1.20</text:p>
          </table:table-cell>
          <table:table-cell table:formula="of:=[.D7] * 1.05" office:value-type="float" office:value="1.26" calcext:value-type="float">
            <text:p>1.26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9" office:value-type="string" calcext:value-type="string">
            <text:p>Normal Operation</text:p>
          </table:table-cell>
          <table:table-cell table:style-name="ce23"/>
          <table:table-cell table:style-name="ce19"/>
          <table:table-cell table:style-name="ce19" office:value-type="string" calcext:value-type="string">
            <text:p>mA (normal)</text:p>
          </table:table-cell>
          <table:table-cell table:style-name="ce19"/>
          <table:table-cell table:style-name="ce19" office:value-type="string" calcext:value-type="string">
            <text:p>mA (fault)</text:p>
          </table:table-cell>
          <table:table-cell table:style-name="ce23" table:number-columns-repeated="2"/>
          <table:table-cell table:style-name="ce19" office:value-type="string" calcext:value-type="string">
            <text:p>Schematic Calculated (mA)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Power Modu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s text:c="2"/>5V Bus Switch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/>
          <table:table-cell table:formula="of:=2 * 0.1 + 3 * (3.3 * 1.05 / 100000)" office:value-type="float" office:value="0.20010395" calcext:value-type="float">
            <text:p>0.20010395</text:p>
          </table:table-cell>
          <table:table-cell/>
          <table:table-cell office:value-type="string" calcext:value-type="string">
            <text:p>Only the USB-connected circuitry is counted since that is the hard limit; the extra barrel-jack circuitry draws a few extra milliamp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3.3V LDO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  <table:table-cell table:formula="of:=[.I48] / 1000 - [.I11]" office:value-type="float" office:value="0.42189605" calcext:value-type="float">
            <text:p>0.421896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erence Inpu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Buffer Amplifier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office:value-type="float" office:value="40" calcext:value-type="float">
            <text:p>4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2"/>Mixer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2"/>ADC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e Fixed Reference Outpu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Buffer Amplifier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2"/>50 Ohm Output</text:p>
          </table:table-cell>
          <table:table-cell table:number-columns-repeated="2"/>
          <table:table-cell table:formula="of:=[.$E$3] / (50 * 0.98 + 50 * 0.9) * 1000" office:value-type="float" office:value="36.8617021276596" calcext:value-type="float">
            <text:p>36.86</text:p>
          </table:table-cell>
          <table:table-cell/>
          <table:table-cell table:formula="of:=[.$E$3] / (50 * 0.98) * 1000" office:value-type="float" office:value="70.7142857142857" calcext:value-type="float">
            <text:p>70.71</text:p>
          </table:table-cell>
          <table:table-cell table:number-columns-repeated="4"/>
          <table:table-cell table:style-name="ce20" office:value-type="string" calcext:value-type="string">
            <text:p>Fault is an external sho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Cosine Fixed Reference Output Module</text:p>
          </table:table-cell>
          <table:table-cell table:number-columns-repeated="9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Buffer Amplifier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4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50 Ohm Output</text:p>
          </table:table-cell>
          <table:table-cell table:number-columns-repeated="2"/>
          <table:table-cell table:formula="of:=[.$E$5] / (50 * 0.98 + 50 * 0.9) * 1000" office:value-type="float" office:value="36.8617021276596" calcext:value-type="float">
            <text:p>36.86</text:p>
          </table:table-cell>
          <table:table-cell/>
          <table:table-cell table:formula="of:=[.$E$5] / (50 * 0.98) * 1000" office:value-type="float" office:value="70.7142857142857" calcext:value-type="float">
            <text:p>70.71</text:p>
          </table:table-cell>
          <table:table-cell table:number-columns-repeated="4"/>
          <table:table-cell table:style-name="ce20" office:value-type="string" calcext:value-type="string">
            <text:p>Fault is an external sho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Reference Oscillator Module</text:p>
          </table:table-cell>
          <table:table-cell table:number-columns-repeated="9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Heater</text:p>
          </table:table-cell>
          <table:table-cell table:number-columns-repeated="2"/>
          <table:table-cell office:value-type="float" office:value="110" calcext:value-type="float">
            <text:p>110.00</text:p>
          </table:table-cell>
          <table:table-cell/>
          <table:table-cell office:value-type="float" office:value="85" calcext:value-type="float">
            <text:p>85.00</text:p>
          </table:table-cell>
          <table:table-cell table:number-columns-repeated="4"/>
          <table:table-cell office:value-type="string" calcext:value-type="string">
            <text:p>3x75 ohms at (3.3V - Vbe=0.55V) is 110mA, which blows the USB budget and is only viable when the adapter is used or the USB CC pins indicate &gt; 500mA. <text:s/>For USB2.0 mode, limit the heater to 85m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hermal Sensor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4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Oscillator</text:p>
          </table:table-cell>
          <table:table-cell table:number-columns-repeated="2"/>
          <table:table-cell table:style-name="Default" office:value-type="float" office:value="40" calcext:value-type="float">
            <text:p>40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number-columns-repeated="2"/>
          <table:table-cell table:style-name="ce21" table:formula="of:=0 + ['FPGA Power'.G31]" office:value-type="float" office:value="2.835" calcext:value-type="float">
            <text:p>2.835</text:p>
          </table:table-cell>
          <table:table-cell/>
          <table:table-cell office:value-type="string" calcext:value-type="string">
            <text:p>Includes dynamic switching estimate from the ‘FPGA Power’ workshee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Fanout Buff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SB / Microcontroll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icrocontroller</text:p>
          </table:table-cell>
          <table:table-cell table:number-columns-repeated="2"/>
          <table:table-cell office:value-type="float" office:value="25" calcext:value-type="float">
            <text:p>25.00</text:p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2"/>
          <table:table-cell table:style-name="ce21" table:formula="of:=0 + SUM(['FPGA Power'.L7:.N7])" office:value-type="float" office:value="2.6039475" calcext:value-type="float">
            <text:p>2.6039475</text:p>
          </table:table-cell>
          <table:table-cell/>
          <table:table-cell office:value-type="string" calcext:value-type="string">
            <text:p>Includes dynamic switching estimate from the ‘FPGA Power’ workshee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PGA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FPGA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/>
          <table:table-cell office:value-type="float" office:value="50" calcext:value-type="float">
            <text:p>50.00</text:p>
          </table:table-cell>
          <table:table-cell table:number-columns-repeated="2"/>
          <table:table-cell table:style-name="ce21" table:formula="of:=20 + ['FPGA Power'.C10] + ['FPGA Power'.C22] + ['FPGA Power'.C34] - ['FPGA Power'.K19] - SUM(['FPGA Power'.N19:.Q19]) - SUM(['FPGA Power'.L7:.N7]) - ['FPGA Power'.G31]" office:value-type="float" office:value="52.1954609375" calcext:value-type="float">
            <text:p>52.1954609375</text:p>
          </table:table-cell>
          <table:table-cell/>
          <table:table-cell office:value-type="string" calcext:value-type="string">
            <text:p>Assumes 20mA for VCC, the rest is from the VCCIO dynamic switching estimates from the ‘FPGA Power’ workshee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Flash</text:p>
          </table:table-cell>
          <table:table-cell table:number-columns-repeated="2"/>
          <table:table-cell office:value-type="float" office:value="35" calcext:value-type="float">
            <text:p>35.00</text:p>
          </table:table-cell>
          <table:table-cell/>
          <table:table-cell office:value-type="float" office:value="35" calcext:value-type="float">
            <text:p>35.00</text:p>
          </table:table-cell>
          <table:table-cell table:number-columns-repeated="2"/>
          <table:table-cell table:style-name="ce21" table:formula="of:=20 + SUM(['FPGA Power'.N19:.Q19])" office:value-type="float" office:value="31.34" calcext:value-type="float">
            <text:p>31.34</text:p>
          </table:table-cell>
          <table:table-cell/>
          <table:table-cell office:value-type="string" calcext:value-type="string">
            <text:p>Assumes 20mA from the datasheet, plus the dynamic switching estimates from the ‘FPGA Power’ workshee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ower / Quiescent / Leakage / Glue</text:p>
          </table:table-cell>
          <table:table-cell table:number-columns-repeated="7"/>
          <table:table-cell table:style-name="ce2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 Input / Outpu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OLED</text:p>
          </table:table-cell>
          <table:table-cell table:number-columns-repeated="2"/>
          <table:table-cell office:value-type="float" office:value="35" calcext:value-type="float">
            <text:p>35.00</text:p>
          </table:table-cell>
          <table:table-cell/>
          <table:table-cell office:value-type="float" office:value="35" calcext:value-type="float">
            <text:p>35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10:.D43])" office:value-type="float" office:value="43.3765957446809" calcext:value-type="float">
            <text:p>43.38</text:p>
          </table:table-cell>
          <table:table-cell table:style-name="ce45" table:formula="of:=[.D44] / 500" office:value-type="percentage" office:value="0.0867531914893617" calcext:value-type="percentage">
            <text:p>8.68%</text:p>
          </table:table-cell>
          <table:table-cell table:style-name="ce36" table:formula="of:=500 - SUM([.F10:.F43])" office:value-type="float" office:value="0.671428571428578" calcext:value-type="float">
            <text:p>0.67</text:p>
          </table:table-cell>
          <table:table-cell table:style-name="ce45" table:formula="of:=[.F44] / 500" office:value-type="percentage" office:value="0.00134285714285716" calcext:value-type="percentage">
            <text:p>0.13%</text:p>
          </table:table-cell>
          <table:table-cell/>
          <table:table-cell table:style-name="ce36" table:formula="of:=500 - SUM([.I10:.I43])" office:value-type="float" office:value="410.4035915625" calcext:value-type="float">
            <text:p>410.40</text:p>
          </table:table-cell>
          <table:table-cell table:style-name="ce45" table:formula="of:=[.I44] / 500" office:value-type="percentage" office:value="0.820807183125" calcext:value-type="percentage">
            <text:p>82.08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350mA Thermal Rise Remaining</text:p>
          </table:table-cell>
          <table:table-cell table:number-columns-repeated="2"/>
          <table:table-cell table:style-name="ce36" table:formula="of:=350 - SUM([.D10:.D43]) + [.D28]" office:value-type="float" office:value="3.37659574468086" calcext:value-type="float">
            <text:p>3.38</text:p>
          </table:table-cell>
          <table:table-cell table:style-name="ce45" table:formula="of:=[.D45] / 350" office:value-type="percentage" office:value="0.00964741641337387" calcext:value-type="percentage">
            <text:p>0.96%</text:p>
          </table:table-cell>
          <table:table-cell table:style-name="ce46"/>
          <table:table-cell table:number-columns-repeated="2"/>
          <table:table-cell table:style-name="ce36" table:formula="of:=350 - SUM([.I10:.I43]) + [.I28]" office:value-type="float" office:value="260.4035915625" calcext:value-type="float">
            <text:p>260.40</text:p>
          </table:table-cell>
          <table:table-cell table:style-name="ce45" table:formula="of:=[.I45] / 350" office:value-type="percentage" office:value="0.744010261607143" calcext:value-type="percentage">
            <text:p>74.40%</text:p>
          </table:table-cell>
          <table:table-cell office:value-type="string" calcext:value-type="string">
            <text:p>For the Lincoln Binns E-Case ‘A’ Extruded 6063 Aluminium Enclosure (55mm x 80mm), keep normal running current &lt; 350mA to allow operation at 50°C (external) ambient and 65°C (internal) ambient - the latter being the ovenised turnover point of the crystal</text:p>
          </table:table-cell>
          <table:table-cell table:number-columns-repeated="1013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19" office:value-type="string" calcext:value-type="string">
            <text:p>USB Suspend</text:p>
          </table:table-cell>
          <table:table-cell table:style-name="ce23"/>
          <table:table-cell table:style-name="ce19"/>
          <table:table-cell table:style-name="ce19" office:value-type="string" calcext:value-type="string">
            <text:p>uA</text:p>
          </table:table-cell>
          <table:table-cell table:style-name="ce19"/>
          <table:table-cell table:style-name="ce23" table:number-columns-repeated="3"/>
          <table:table-cell table:style-name="ce19" office:value-type="string" calcext:value-type="string">
            <text:p>Schematic Calculated (uA)</text:p>
          </table:table-cell>
          <table:table-cell table:style-name="ce23" table:number-columns-repeated="1015"/>
        </table:table-row>
        <table:table-row table:style-name="ro1">
          <table:table-cell table:style-name="ce20" office:value-type="string" calcext:value-type="string">
            <text:p>Power Module</text:p>
          </table:table-cell>
          <table:table-cell/>
          <table:table-cell table:style-name="ce20"/>
          <table:table-cell table:number-columns-repeated="2"/>
          <table:table-cell table:style-name="Default"/>
          <table:table-cell table:number-columns-repeated="2"/>
          <table:table-cell office:value-type="float" office:value="622" calcext:value-type="float">
            <text:p>622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LDO Quiescent Current</text:p>
          </table:table-cell>
          <table:table-cell/>
          <table:table-cell table:style-name="ce21"/>
          <table:table-cell table:style-name="ce38" office:value-type="float" office:value="750" calcext:value-type="float">
            <text:p>750.00</text:p>
          </table:table-cell>
          <table:table-cell table:style-name="ce21"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5V Bus Switch</text:p>
          </table:table-cell>
          <table:table-cell/>
          <table:table-cell table:style-name="ce21"/>
          <table:table-cell table:style-name="ce38" office:value-type="float" office:value="150" calcext:value-type="float">
            <text:p>150.00</text:p>
          </table:table-cell>
          <table:table-cell table:style-name="ce21"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Bypass Capacitor and Diode Leakages</text:p>
          </table:table-cell>
          <table:table-cell/>
          <table:table-cell table:style-name="ce21"/>
          <table:table-cell table:style-name="ce38" office:value-type="float" office:value="200" calcext:value-type="float">
            <text:p>200.00</text:p>
          </table:table-cell>
          <table:table-cell table:style-name="ce21"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Pull-Ups / Downs</text:p>
          </table:table-cell>
          <table:table-cell/>
          <table:table-cell table:style-name="ce21"/>
          <table:table-cell table:style-name="ce38" office:value-type="float" office:value="300" calcext:value-type="float">
            <text:p>300.00</text:p>
          </table:table-cell>
          <table:table-cell table:style-name="ce21"/>
          <table:table-cell table:style-name="Default"/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SB / Microcontroller Module</text:p>
          </table:table-cell>
          <table:table-cell/>
          <table:table-cell table:style-name="ce21"/>
          <table:table-cell/>
          <table:table-cell table:style-name="ce21"/>
          <table:table-cell table:style-name="Default"/>
          <table:table-cell table:number-columns-repeated="2"/>
          <table:table-cell table:style-name="ce20" office:value-type="string" calcext:value-type="string">
            <text:p>TODO: ??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D+ / D- Pull-Ups</text:p>
          </table:table-cell>
          <table:table-cell/>
          <table:table-cell table:style-name="ce26"/>
          <table:table-cell office:value-type="float" office:value="230" calcext:value-type="float">
            <text:p>230.00</text:p>
          </table:table-cell>
          <table:table-cell table:style-name="ce26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>
          <table:table-cell office:value-type="string" calcext:value-type="string">
            <text:p><text:s text:c="2"/>Microcontroller Sleeping</text:p>
          </table:table-cell>
          <table:table-cell/>
          <table:table-cell table:style-name="ce26"/>
          <table:table-cell office:value-type="float" office:value="500" calcext:value-type="float">
            <text:p>500.00</text:p>
          </table:table-cell>
          <table:table-cell table:style-name="ce26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>
          <table:table-cell office:value-type="string" calcext:value-type="string">
            <text:p><text:s text:c="2"/>Microcontroller Pin Leakage</text:p>
          </table:table-cell>
          <table:table-cell/>
          <table:table-cell table:style-name="ce30"/>
          <table:table-cell table:formula="of:=28 * 1" office:value-type="float" office:value="28" calcext:value-type="float">
            <text:p>28.00</text:p>
          </table:table-cell>
          <table:table-cell table:style-name="ce30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>
          <table:table-cell office:value-type="string" calcext:value-type="string">
            <text:p><text:s text:c="2"/>Pull-Ups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/>
          <table:table-cell table:style-name="Default"/>
          <table:table-cell table:number-columns-repeated="3"/>
          <table:table-cell table:style-name="ce20"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20" table:number-columns-repeated="1015"/>
        </table:table-row>
        <table:table-row table:style-name="ro1">
          <table:table-cell table:style-name="ce21" office:value-type="string" calcext:value-type="string">
            <text:p>2.5mA Budget Remaining</text:p>
          </table:table-cell>
          <table:table-cell table:style-name="ce20" table:number-columns-repeated="2"/>
          <table:table-cell table:style-name="ce42" table:formula="of:=2500 - SUM([.D48:.D59])" office:value-type="float" office:value="42" calcext:value-type="float">
            <text:p>42.00</text:p>
          </table:table-cell>
          <table:table-cell table:style-name="ce20"/>
          <table:table-cell table:style-name="ce45" table:formula="of:=[.D60] / 2500" office:value-type="percentage" office:value="0.0168" calcext:value-type="percentage">
            <text:p>1.68%</text:p>
          </table:table-cell>
          <table:table-cell table:number-columns-repeated="2"/>
          <table:table-cell table:style-name="ce42" table:formula="of:=2500 - SUM([.I48:.I59])" office:value-type="float" office:value="1878" calcext:value-type="float">
            <text:p>1878.00</text:p>
          </table:table-cell>
          <table:table-cell table:style-name="ce20"/>
          <table:table-cell table:style-name="ce45" table:formula="of:=[.I60] / 2500" office:value-type="percentage" office:value="0.7512" calcext:value-type="percentage">
            <text:p>75.12%</text:p>
          </table:table-cell>
          <table:table-cell table:style-name="ce20" table:number-columns-repeated="1013"/>
        </table:table-row>
        <table:table-row table:style-name="ro1">
          <table:table-cell table:style-name="ce20" table:number-columns-repeated="3"/>
          <table:table-cell table:style-name="ce38"/>
          <table:table-cell table:style-name="ce20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 table:number-rows-repeated="2"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2"/>
          <table:table-cell table:style-name="ce21"/>
          <table:table-cell table:style-name="ce42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3"/>
          <table:table-cell table:style-name="ce42"/>
          <table:table-cell table:style-name="ce21"/>
          <table:table-cell table:style-name="ce20" table:number-columns-repeated="3"/>
          <table:table-cell table:style-name="ce21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 table:number-columns-repeated="1018"/>
        </table:table-row>
        <table:table-row table:style-name="ro1">
          <table:table-cell table:style-name="ce21" table:number-columns-repeated="3"/>
          <table:table-cell table:style-name="ce42"/>
          <table:table-cell table:style-name="ce21" table:number-columns-repeated="1020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 table:number-columns-repeated="1018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 table:number-columns-repeated="1018"/>
        </table:table-row>
      </table:table>
      <table:table table:name="Reference In" table:style-name="ta1">
        <table:table-column table:style-name="co1" table:default-cell-style-name="ce21"/>
        <table:table-column table:style-name="co2" table:default-cell-style-name="Default"/>
        <table:table-column table:style-name="co2" table:number-columns-repeated="3" table:default-cell-style-name="ce21"/>
        <table:table-column table:style-name="co2" table:number-columns-repeated="1019" table:default-cell-style-name="Default"/>
        <table:table-row table:style-name="ro1">
          <table:table-cell table:style-name="ce19" office:value-type="string" calcext:value-type="string">
            <text:p>Fully Differential Opamp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Source Impedance (Zs, ohms)</text:p>
          </table:table-cell>
          <table:table-cell/>
          <table:table-cell table:style-name="Default" table:formula="of:=[.D2]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D2]" office:value-type="float" office:value="50" calcext:value-type="float">
            <text:p>50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Default" office:value-type="string" calcext:value-type="string">
            <text:p>Termination Resistor (Rt, ohms)</text:p>
          </table:table-cell>
          <table:table-cell/>
          <table:table-cell table:style-name="Default" table:formula="of:=[.D3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3] * (1 + 0.001 + 50 * 25 * 0.000001)" office:value-type="float" office:value="73.3647" calcext:value-type="float">
            <text:p>73.3647</text:p>
          </table:table-cell>
          <table:table-cell table:number-columns-repeated="2"/>
          <table:table-cell table:style-name="ce21" office:value-type="string" calcext:value-type="string">
            <text:p>Tolerance +/- 0.1% with 25ppm over 50C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ain Resistor (Rg, ohms)</text:p>
          </table:table-cell>
          <table:table-cell/>
          <table:table-cell table:style-name="Default" table:formula="of:=[.D4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4] * (1 + 0.001 + 50 * 25 * 0.000001)" office:value-type="float" office:value="73.3647" calcext:value-type="float">
            <text:p>73.3647</text:p>
          </table:table-cell>
          <table:table-cell table:number-columns-repeated="2"/>
          <table:table-cell office:value-type="string" calcext:value-type="string">
            <text:p>Two 1206 capacitors are smaller and cheaper than two 1210 resistors capable of handling &gt; 1/2W, or three 1210 resistors capable of handling &gt; 1/3W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Feedback Resistor (Rf, ohms)</text:p>
          </table:table-cell>
          <table:table-cell/>
          <table:table-cell table:style-name="Default" table:formula="of:=[.D5] * (1 - 0.001 - 50 * 25 * 0.000001)" office:value-type="float" office:value="696.4295" calcext:value-type="float">
            <text:p>696.4295</text:p>
          </table:table-cell>
          <table:table-cell table:style-name="Default" office:value-type="float" office:value="698" calcext:value-type="float">
            <text:p>698</text:p>
          </table:table-cell>
          <table:table-cell table:style-name="Default" table:formula="of:=[.D5] * (1 + 0.001 + 50 * 25 * 0.000001)" office:value-type="float" office:value="699.5705" calcext:value-type="float">
            <text:p>699.570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Gain (A, V/V)</text:p>
          </table:table-cell>
          <table:table-cell/>
          <table:table-cell table:formula="of:=[.C5] / ([.E4] + ([.E2] * [.E3] / ([.E2] + [.E3])))" office:value-type="float" office:value="6.75492058648769" calcext:value-type="float">
            <text:p>6.75492058648769</text:p>
          </table:table-cell>
          <table:table-cell table:formula="of:=[.D5] / ([.D4] + ([.D2] * [.D3] / ([.D2] + [.D3])))" office:value-type="float" office:value="6.78277111018564" calcext:value-type="float">
            <text:p>6.78277111018564</text:p>
          </table:table-cell>
          <table:table-cell table:formula="of:=[.E5] / ([.C4] + ([.C2] * [.C3] / ([.C2] + [.C3])))" office:value-type="float" office:value="6.81073044823822" calcext:value-type="float">
            <text:p>6.81073044823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+)</text:p>
          </table:table-cell>
          <table:table-cell/>
          <table:table-cell table:formula="of:=[.C4] / ([.C4] + [.E5])" office:value-type="float" office:value="0.09453113088201" calcext:value-type="float">
            <text:p>0.09453113088201</text:p>
          </table:table-cell>
          <table:table-cell table:formula="of:=[.D4] / ([.D4] + [.D5])" office:value-type="float" office:value="0.0949170124481328" calcext:value-type="float">
            <text:p>0.0949170124481328</text:p>
          </table:table-cell>
          <table:table-cell table:formula="of:=[.E4] / ([.E4] + [.C5])" office:value-type="float" office:value="0.0953043034099244" calcext:value-type="float">
            <text:p>0.0953043034099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-)</text:p>
          </table:table-cell>
          <table:table-cell/>
          <table:table-cell table:formula="of:=([.C4] + ([.C2] * [.C4] / ([.C2] + [.C4]))) / ([.E5] + [.C4] + ([.C2] * [.C4] / ([.C2] + [.C4])))" office:value-type="float" office:value="0.128028998904393" calcext:value-type="float">
            <text:p>0.128028998904393</text:p>
          </table:table-cell>
          <table:table-cell table:formula="of:=([.D4] + ([.D2] * [.D4] / ([.D2] + [.D4]))) / ([.D5] + [.D4] + ([.D2] * [.D4] / ([.D2] + [.D4])))" office:value-type="float" office:value="0.12848893868808" calcext:value-type="float">
            <text:p>0.12848893868808</text:p>
          </table:table-cell>
          <table:table-cell table:formula="of:=([.E4] + ([.E2] * [.E4] / ([.E2] + [.E4]))) / ([.C5] + [.E4] + ([.E2] * [.E4] / ([.E2] + [.E4])))" office:value-type="float" office:value="0.128950385609676" calcext:value-type="float">
            <text:p>0.128950385609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Za)</text:p>
          </table:table-cell>
          <table:table-cell/>
          <table:table-cell table:formula="of:=([.C4] + [.E5]) * ([.C8] + [.C9]) / ([.C8] + 1)" office:value-type="float" office:value="157.100371355508" calcext:value-type="float">
            <text:p>157.100371355508</text:p>
          </table:table-cell>
          <table:table-cell table:formula="of:=([.D4] + [.D5]) * ([.D8] + [.D9]) / ([.D8] + 1)" office:value-type="float" office:value="157.355002760457" calcext:value-type="float">
            <text:p>157.355002760457</text:p>
          </table:table-cell>
          <table:table-cell table:formula="of:=([.E4] + [.C5]) * ([.E8] + [.E9]) / ([.E8] + 1)" office:value-type="float" office:value="157.609130533548" calcext:value-type="float">
            <text:p>157.609130533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ut Impedance (Zi, ohms)</text:p>
          </table:table-cell>
          <table:table-cell/>
          <table:table-cell table:formula="of:=[.C10] * [.C3] / ([.C10] + [.C3])" office:value-type="float" office:value="49.8569938527103" calcext:value-type="float">
            <text:p>49.8569938527103</text:p>
          </table:table-cell>
          <table:table-cell table:formula="of:=[.D10] * [.D3] / ([.D10] + [.D3])" office:value-type="float" office:value="49.9593852406355" calcext:value-type="float">
            <text:p>49.9593852406355</text:p>
          </table:table-cell>
          <table:table-cell table:formula="of:=[.E10] * [.E3] / ([.E10] + [.E3])" office:value-type="float" office:value="50.0617171743841" calcext:value-type="float">
            <text:p>50.0617171743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ing Resistor (Rb, ohms)</text:p>
          </table:table-cell>
          <table:table-cell/>
          <table:table-cell table:formula="of:=[.C2] * [.C3] / ([.C2] + [.C3])" office:value-type="float" office:value="29.6806282424638" calcext:value-type="float">
            <text:p>29.6806282424638</text:p>
          </table:table-cell>
          <table:table-cell table:formula="of:=[.D2] * [.D3] / ([.D2] + [.D3])" office:value-type="float" office:value="29.7077922077922" calcext:value-type="float">
            <text:p>29.7077922077922</text:p>
          </table:table-cell>
          <table:table-cell table:formula="of:=[.E2] * [.E3] / ([.E2] + [.E3])" office:value-type="float" office:value="29.7348836417549" calcext:value-type="float">
            <text:p>29.7348836417549</text:p>
          </table:table-cell>
          <table:table-cell table:number-columns-repeated="1019"/>
        </table:table-row>
      </table:table>
      <table:table table:name="FPGA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FPGA Bank 0</text:p>
          </table:table-cell>
          <table:table-cell table:style-name="ce23"/>
          <table:table-cell table:style-name="ce19"/>
          <table:table-cell table:style-name="ce19" office:value-type="string" calcext:value-type="string">
            <text:p>DEBUG0</text:p>
          </table:table-cell>
          <table:table-cell table:style-name="ce19" office:value-type="string" calcext:value-type="string">
            <text:p>DEBUG1</text:p>
          </table:table-cell>
          <table:table-cell table:style-name="ce19" office:value-type="string" calcext:value-type="string">
            <text:p>DEBUG2</text:p>
          </table:table-cell>
          <table:table-cell table:style-name="ce19" office:value-type="string" calcext:value-type="string">
            <text:p>DEBUG3</text:p>
          </table:table-cell>
          <table:table-cell table:style-name="ce19" office:value-type="string" calcext:value-type="string">
            <text:p>DEBUG4</text:p>
          </table:table-cell>
          <table:table-cell table:style-name="ce19" office:value-type="string" calcext:value-type="string">
            <text:p>DEBUG5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SPI CLK</text:p>
          </table:table-cell>
          <table:table-cell table:style-name="ce19" office:value-type="string" calcext:value-type="string">
            <text:p>SPI SS</text:p>
          </table:table-cell>
          <table:table-cell table:style-name="ce19" office:value-type="string" calcext:value-type="string">
            <text:p>SPI MOSI</text:p>
          </table:table-cell>
          <table:table-cell table:style-name="ce19" office:value-type="string" calcext:value-type="string">
            <text:p>SPI MISO</text:p>
          </table:table-cell>
          <table:table-cell table:style-name="ce19" office:value-type="string" calcext:value-type="string">
            <text:p>REFCLK</text:p>
          </table:table-cell>
          <table:table-cell table:style-name="ce19" office:value-type="string" calcext:value-type="string">
            <text:p>MCU GPIO0</text:p>
          </table:table-cell>
          <table:table-cell table:style-name="ce19" office:value-type="string" calcext:value-type="string">
            <text:p>OSC HEAT</text:p>
          </table:table-cell>
          <table:table-cell table:style-name="ce19" office:value-type="string" calcext:value-type="string">
            <text:p>TEMP ALER0</text:p>
          </table:table-cell>
          <table:table-cell table:style-name="ce19" office:value-type="string" calcext:value-type="string">
            <text:p>TEMP ALERT1</text:p>
          </table:table-cell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4" office:value-type="float" office:value="0.1" calcext:value-type="float">
            <text:p>0.1</text:p>
          </table:table-cell>
          <table:table-cell table:style-name="ce20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] * [.$C$2] * [.D3] * 1000000 * [.D4] / 1000000000000" office:value-type="float" office:value="0.000036018675" calcext:value-type="float">
            <text:p>0.000036018675</text:p>
          </table:table-cell>
          <table:table-cell table:style-name="ce21" table:formula="of:=[.$C$2] * [.$C$2] * [.E3] * 1000000 * [.E4] / 1000000000000" office:value-type="float" office:value="0.000036018675" calcext:value-type="float">
            <text:p>0.000036018675</text:p>
          </table:table-cell>
          <table:table-cell table:style-name="ce21" table:formula="of:=[.$C$2] * [.$C$2] * [.F3] * 1000000 * [.F4] / 1000000000000" office:value-type="float" office:value="0.000036018675" calcext:value-type="float">
            <text:p>0.000036018675</text:p>
          </table:table-cell>
          <table:table-cell table:style-name="ce21" table:formula="of:=[.$C$2] * [.$C$2] * [.G3] * 1000000 * [.G4] / 1000000000000" office:value-type="float" office:value="0.000036018675" calcext:value-type="float">
            <text:p>0.000036018675</text:p>
          </table:table-cell>
          <table:table-cell table:style-name="ce21" table:formula="of:=[.$C$2] * [.$C$2] * [.H3] * 1000000 * [.H4] / 1000000000000" office:value-type="float" office:value="0.000036018675" calcext:value-type="float">
            <text:p>0.000036018675</text:p>
          </table:table-cell>
          <table:table-cell table:style-name="ce21" table:formula="of:=[.$C$2] * [.$C$2] * [.I3] * 1000000 * [.I4] / 1000000000000" office:value-type="float" office:value="0.000036018675" calcext:value-type="float">
            <text:p>0.000036018675</text:p>
          </table:table-cell>
          <table:table-cell table:style-name="ce21" table:formula="of:=[.$C$2] * [.$C$2] * [.J3] * 1000000 * [.J4] / 1000000000000" office:value-type="float" office:value="0.00012006225" calcext:value-type="float">
            <text:p>0.00012006225</text:p>
          </table:table-cell>
          <table:table-cell table:style-name="ce21" table:formula="of:=[.$C$2] * [.$C$2] * [.K3] * 1000000 * [.K4] / 1000000000000" office:value-type="float" office:value="0.00012006225" calcext:value-type="float">
            <text:p>0.00012006225</text:p>
          </table:table-cell>
          <table:table-cell table:style-name="ce21" table:formula="of:=[.$C$2] * [.$C$2] * [.L3] * 1000000 * [.L4] / 1000000000000" office:value-type="float" office:value="0.004502334375" calcext:value-type="float">
            <text:p>0.004502334375</text:p>
          </table:table-cell>
          <table:table-cell table:style-name="ce21" table:formula="of:=[.$C$2] * [.$C$2] * [.M3] * 1000000 * [.M4] / 1000000000000" office:value-type="float" office:value="0.0000180093375" calcext:value-type="float">
            <text:p>0.0000180093375</text:p>
          </table:table-cell>
          <table:table-cell table:style-name="ce21" table:formula="of:=[.$C$2] * [.$C$2] * [.N3] * 1000000 * [.N4] / 1000000000000" office:value-type="float" office:value="0.004502334375" calcext:value-type="float">
            <text:p>0.004502334375</text:p>
          </table:table-cell>
          <table:table-cell table:style-name="ce21" table:formula="of:=[.$C$2] * [.$C$2] * [.O3] * 1000000 * [.O4] / 1000000000000" office:value-type="float" office:value="0.004502334375" calcext:value-type="float">
            <text:p>0.004502334375</text:p>
          </table:table-cell>
          <table:table-cell table:style-name="ce21" table:formula="of:=[.$C$2] * [.$C$2] * [.P3] * 1000000 * [.P4] / 1000000000000" office:value-type="float" office:value="0.004502334375" calcext:value-type="float">
            <text:p>0.004502334375</text:p>
          </table:table-cell>
          <table:table-cell table:style-name="ce21" table:formula="of:=[.$C$2] * [.$C$2] * [.Q3] * 1000000 * [.Q4] / 1000000000000" office:value-type="float" office:value="0.0000180093375" calcext:value-type="float">
            <text:p>0.0000180093375</text:p>
          </table:table-cell>
          <table:table-cell table:style-name="ce21" table:formula="of:=[.$C$2] * [.$C$2] * [.R3] * 1000000 * [.R4] / 1000000000000" office:value-type="float" office:value="0.004502334375" calcext:value-type="float">
            <text:p>0.004502334375</text:p>
          </table:table-cell>
          <table:table-cell table:style-name="ce21" table:formula="of:=[.$C$2] * [.$C$2] * [.S3] * 1000000 * [.S4] / 1000000000000" office:value-type="float" office:value="0.0000180093375" calcext:value-type="float">
            <text:p>0.0000180093375</text:p>
          </table:table-cell>
          <table:table-cell table:style-name="ce21" table:formula="of:=[.$C$2] * [.$C$2] * [.T3] * 1000000 * [.T4] / 1000000000000" office:value-type="float" office:value="0.0000180093375" calcext:value-type="float">
            <text:p>0.000018009337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6] / [.$C$2] * 1000" office:value-type="float" office:value="0.010395" calcext:value-type="float">
            <text:p>0.010395</text:p>
          </table:table-cell>
          <table:table-cell table:style-name="ce21" table:formula="of:=[.E6] / [.$C$2] * 1000" office:value-type="float" office:value="0.010395" calcext:value-type="float">
            <text:p>0.010395</text:p>
          </table:table-cell>
          <table:table-cell table:style-name="ce21" table:formula="of:=[.F6] / [.$C$2] * 1000" office:value-type="float" office:value="0.010395" calcext:value-type="float">
            <text:p>0.010395</text:p>
          </table:table-cell>
          <table:table-cell table:style-name="ce21" table:formula="of:=[.G6] / [.$C$2] * 1000" office:value-type="float" office:value="0.010395" calcext:value-type="float">
            <text:p>0.010395</text:p>
          </table:table-cell>
          <table:table-cell table:style-name="ce21" table:formula="of:=[.H6] / [.$C$2] * 1000" office:value-type="float" office:value="0.010395" calcext:value-type="float">
            <text:p>0.010395</text:p>
          </table:table-cell>
          <table:table-cell table:style-name="ce21" table:formula="of:=[.I6] / [.$C$2] * 1000" office:value-type="float" office:value="0.010395" calcext:value-type="float">
            <text:p>0.010395</text:p>
          </table:table-cell>
          <table:table-cell table:style-name="ce21" table:formula="of:=[.J6] / [.$C$2] * 1000" office:value-type="float" office:value="0.03465" calcext:value-type="float">
            <text:p>0.03465</text:p>
          </table:table-cell>
          <table:table-cell table:style-name="ce21" table:formula="of:=[.K6] / [.$C$2] * 1000" office:value-type="float" office:value="0.03465" calcext:value-type="float">
            <text:p>0.03465</text:p>
          </table:table-cell>
          <table:table-cell table:style-name="ce21" table:formula="of:=[.L6] / [.$C$2] * 1000" office:value-type="float" office:value="1.299375" calcext:value-type="float">
            <text:p>1.299375</text:p>
          </table:table-cell>
          <table:table-cell table:style-name="ce21" table:formula="of:=[.M6] / [.$C$2] * 1000" office:value-type="float" office:value="0.0051975" calcext:value-type="float">
            <text:p>0.0051975</text:p>
          </table:table-cell>
          <table:table-cell table:style-name="ce21" table:formula="of:=[.N6] / [.$C$2] * 1000" office:value-type="float" office:value="1.299375" calcext:value-type="float">
            <text:p>1.299375</text:p>
          </table:table-cell>
          <table:table-cell table:style-name="ce21" table:formula="of:=[.O6] / [.$C$2] * 1000" office:value-type="float" office:value="1.299375" calcext:value-type="float">
            <text:p>1.299375</text:p>
          </table:table-cell>
          <table:table-cell table:style-name="ce21" table:formula="of:=[.P6] / [.$C$2] * 1000" office:value-type="float" office:value="1.299375" calcext:value-type="float">
            <text:p>1.299375</text:p>
          </table:table-cell>
          <table:table-cell table:style-name="ce21" table:formula="of:=[.Q6] / [.$C$2] * 1000" office:value-type="float" office:value="0.0051975" calcext:value-type="float">
            <text:p>0.0051975</text:p>
          </table:table-cell>
          <table:table-cell table:style-name="ce21" table:formula="of:=[.R6] / [.$C$2] * 1000" office:value-type="float" office:value="1.299375" calcext:value-type="float">
            <text:p>1.299375</text:p>
          </table:table-cell>
          <table:table-cell table:style-name="ce21" table:formula="of:=[.S6] / [.$C$2] * 1000" office:value-type="float" office:value="0.0051975" calcext:value-type="float">
            <text:p>0.0051975</text:p>
          </table:table-cell>
          <table:table-cell table:style-name="ce21" table:formula="of:=[.T6] / [.$C$2] * 1000" office:value-type="float" office:value="0.0051975" calcext:value-type="float">
            <text:p>0.0051975</text:p>
          </table:table-cell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6:.T6])" office:value-type="float" office:value="0.023039945775" calcext:value-type="float">
            <text:p>0.0230399457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7:.T7])" office:value-type="float" office:value="6.649335" calcext:value-type="float">
            <text:p>6.64933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1</text:p>
          </table:table-cell>
          <table:table-cell table:style-name="ce23"/>
          <table:table-cell table:style-name="ce19"/>
          <table:table-cell table:style-name="ce19" office:value-type="string" calcext:value-type="string">
            <text:p>CDONE</text:p>
          </table:table-cell>
          <table:table-cell table:style-name="ce19" office:value-type="string" calcext:value-type="string">
            <text:p>CRESET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ADC GPIO1</text:p>
          </table:table-cell>
          <table:table-cell table:style-name="ce19" office:value-type="string" calcext:value-type="string">
            <text:p>I2S BCLK</text:p>
          </table:table-cell>
          <table:table-cell table:style-name="ce19" office:value-type="string" calcext:value-type="string">
            <text:p>I2S FSYNC</text:p>
          </table:table-cell>
          <table:table-cell table:style-name="ce19" office:value-type="string" calcext:value-type="string">
            <text:p>I2S DATA</text:p>
          </table:table-cell>
          <table:table-cell table:style-name="ce19" office:value-type="string" calcext:value-type="string">
            <text:p>QSPI CLK</text:p>
          </table:table-cell>
          <table:table-cell table:style-name="ce19" office:value-type="string" calcext:value-type="string">
            <text:p>QSPI SS</text:p>
          </table:table-cell>
          <table:table-cell table:style-name="ce19" office:value-type="string" calcext:value-type="string">
            <text:p>QSPI IO0</text:p>
          </table:table-cell>
          <table:table-cell table:style-name="ce19" office:value-type="string" calcext:value-type="string">
            <text:p>QSPI IO1</text:p>
          </table:table-cell>
          <table:table-cell table:style-name="ce19" office:value-type="string" calcext:value-type="string">
            <text:p>QSPI IO2</text:p>
          </table:table-cell>
          <table:table-cell table:style-name="ce19" office:value-type="string" calcext:value-type="string">
            <text:p>QSPI IO3</text:p>
          </table:table-cell>
          <table:table-cell table:number-columns-repeated="2" table:style-name="ce19" office:value-type="string" calcext:value-type="string">
            <text:p>UNUSED</text:p>
          </table:table-cell>
          <table:table-cell table:style-name="ce1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1.8 * 1.05" office:value-type="float" office:value="1.89" calcext:value-type="float">
            <text:p>1.89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25 / 64" office:value-type="float" office:value="0.390625" calcext:value-type="float">
            <text:p>0.39062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14] * [.$C$14] * [.D15] * 1000000 * [.D16] / 1000000000000" office:value-type="float" office:value="0.00000535815" calcext:value-type="float">
            <text:p>0.00000535815</text:p>
          </table:table-cell>
          <table:table-cell table:style-name="ce21" table:formula="of:=[.$C$14] * [.$C$14] * [.E15] * 1000000 * [.E16] / 1000000000000" office:value-type="float" office:value="0.00000535815" calcext:value-type="float">
            <text:p>0.00000535815</text:p>
          </table:table-cell>
          <table:table-cell table:style-name="ce21" table:formula="of:=[.$C$14] * [.$C$14] * [.F15] * 1000000 * [.F16] / 1000000000000" office:value-type="float" office:value="0.0000428652" calcext:value-type="float">
            <text:p>0.0000428652</text:p>
          </table:table-cell>
          <table:table-cell table:style-name="ce21" table:formula="of:=[.$C$14] * [.$C$14] * [.G15] * 1000000 * [.G16] / 1000000000000" office:value-type="float" office:value="0.0000428652" calcext:value-type="float">
            <text:p>0.0000428652</text:p>
          </table:table-cell>
          <table:table-cell table:style-name="ce21" table:formula="of:=[.$C$14] * [.$C$14] * [.H15] * 1000000 * [.H16] / 1000000000000" office:value-type="float" office:value="0.002679075" calcext:value-type="float">
            <text:p>0.002679075</text:p>
          </table:table-cell>
          <table:table-cell table:style-name="ce21" table:formula="of:=[.$C$14] * [.$C$14] * [.I15] * 1000000 * [.I16] / 1000000000000" office:value-type="float" office:value="0.002679075" calcext:value-type="float">
            <text:p>0.002679075</text:p>
          </table:table-cell>
          <table:table-cell table:style-name="ce21" table:formula="of:=[.$C$14] * [.$C$14] * [.J15] * 1000000 * [.J16] / 1000000000000" office:value-type="float" office:value="0.000041860546875" calcext:value-type="float">
            <text:p>0.000041860546875</text:p>
          </table:table-cell>
          <table:table-cell table:style-name="ce21" table:formula="of:=[.$C$14] * [.$C$14] * [.K15] * 1000000 * [.K16] / 1000000000000" office:value-type="float" office:value="0.002679075" calcext:value-type="float">
            <text:p>0.002679075</text:p>
          </table:table-cell>
          <table:table-cell table:style-name="ce21" table:formula="of:=[.$C$14] * [.$C$14] * [.L15] * 1000000 * [.L16] / 1000000000000" office:value-type="float" office:value="0.00535815" calcext:value-type="float">
            <text:p>0.00535815</text:p>
          </table:table-cell>
          <table:table-cell table:style-name="ce21" table:formula="of:=[.$C$14] * [.$C$14] * [.M15] * 1000000 * [.M16] / 1000000000000" office:value-type="float" office:value="0.000535815" calcext:value-type="float">
            <text:p>0.000535815</text:p>
          </table:table-cell>
          <table:table-cell table:style-name="ce21" table:formula="of:=[.$C$14] * [.$C$14] * [.N15] * 1000000 * [.N16] / 1000000000000" office:value-type="float" office:value="0.00535815" calcext:value-type="float">
            <text:p>0.00535815</text:p>
          </table:table-cell>
          <table:table-cell table:style-name="ce21" table:formula="of:=[.$C$14] * [.$C$14] * [.O15] * 1000000 * [.O16] / 1000000000000" office:value-type="float" office:value="0.00535815" calcext:value-type="float">
            <text:p>0.00535815</text:p>
          </table:table-cell>
          <table:table-cell table:style-name="ce21" table:formula="of:=[.$C$14] * [.$C$14] * [.P15] * 1000000 * [.P16] / 1000000000000" office:value-type="float" office:value="0.00535815" calcext:value-type="float">
            <text:p>0.00535815</text:p>
          </table:table-cell>
          <table:table-cell table:style-name="ce21" table:formula="of:=[.$C$14] * [.$C$14] * [.Q15] * 1000000 * [.Q16] / 1000000000000" office:value-type="float" office:value="0.00535815" calcext:value-type="float">
            <text:p>0.00535815</text:p>
          </table:table-cell>
          <table:table-cell table:style-name="ce21" table:formula="of:=[.$C$14] * [.$C$14] * [.R15] * 1000000 * [.R16] / 1000000000000" office:value-type="float" office:value="0" calcext:value-type="float">
            <text:p>0</text:p>
          </table:table-cell>
          <table:table-cell table:style-name="ce21" table:formula="of:=[.$C$14] * [.$C$14] * [.S15] * 1000000 * [.S16] / 1000000000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18] / [.$C$14] * 1000" office:value-type="float" office:value="0.002835" calcext:value-type="float">
            <text:p>0.002835</text:p>
          </table:table-cell>
          <table:table-cell table:style-name="ce21" table:formula="of:=[.E18] / [.$C$14] * 1000" office:value-type="float" office:value="0.002835" calcext:value-type="float">
            <text:p>0.002835</text:p>
          </table:table-cell>
          <table:table-cell table:style-name="ce21" table:formula="of:=[.F18] / [.$C$14] * 1000" office:value-type="float" office:value="0.02268" calcext:value-type="float">
            <text:p>0.02268</text:p>
          </table:table-cell>
          <table:table-cell table:style-name="ce21" table:formula="of:=[.G18] / [.$C$14] * 1000" office:value-type="float" office:value="0.02268" calcext:value-type="float">
            <text:p>0.02268</text:p>
          </table:table-cell>
          <table:table-cell table:style-name="ce21" table:formula="of:=[.H18] / [.$C$14] * 1000" office:value-type="float" office:value="1.4175" calcext:value-type="float">
            <text:p>1.4175</text:p>
          </table:table-cell>
          <table:table-cell table:style-name="ce21" table:formula="of:=[.I18] / [.$C$14] * 1000" office:value-type="float" office:value="1.4175" calcext:value-type="float">
            <text:p>1.4175</text:p>
          </table:table-cell>
          <table:table-cell table:style-name="ce21" table:formula="of:=[.J18] / [.$C$14] * 1000" office:value-type="float" office:value="0.0221484375" calcext:value-type="float">
            <text:p>0.0221484375</text:p>
          </table:table-cell>
          <table:table-cell table:style-name="ce21" table:formula="of:=[.K18] / [.$C$14] * 1000" office:value-type="float" office:value="1.4175" calcext:value-type="float">
            <text:p>1.4175</text:p>
          </table:table-cell>
          <table:table-cell table:style-name="ce21" table:formula="of:=[.L18] / [.$C$14] * 1000" office:value-type="float" office:value="2.835" calcext:value-type="float">
            <text:p>2.835</text:p>
          </table:table-cell>
          <table:table-cell table:style-name="ce21" table:formula="of:=[.M18] / [.$C$14] * 1000" office:value-type="float" office:value="0.2835" calcext:value-type="float">
            <text:p>0.2835</text:p>
          </table:table-cell>
          <table:table-cell table:style-name="ce21" table:formula="of:=[.N18] / [.$C$14] * 1000" office:value-type="float" office:value="2.835" calcext:value-type="float">
            <text:p>2.835</text:p>
          </table:table-cell>
          <table:table-cell table:style-name="ce21" table:formula="of:=[.O18] / [.$C$14] * 1000" office:value-type="float" office:value="2.835" calcext:value-type="float">
            <text:p>2.835</text:p>
          </table:table-cell>
          <table:table-cell table:style-name="ce21" table:formula="of:=[.P18] / [.$C$14] * 1000" office:value-type="float" office:value="2.835" calcext:value-type="float">
            <text:p>2.835</text:p>
          </table:table-cell>
          <table:table-cell table:style-name="ce21" table:formula="of:=[.Q18] / [.$C$14] * 1000" office:value-type="float" office:value="2.835" calcext:value-type="float">
            <text:p>2.835</text:p>
          </table:table-cell>
          <table:table-cell table:style-name="ce21" table:formula="of:=[.R18] / [.$C$14] * 1000" office:value-type="float" office:value="0" calcext:value-type="float">
            <text:p>0</text:p>
          </table:table-cell>
          <table:table-cell table:style-name="ce21" table:formula="of:=[.S18] / [.$C$14] * 1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18:.S18])" office:value-type="float" office:value="0.035502097246875" calcext:value-type="float">
            <text:p>0.0355020972468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19:.S19])" office:value-type="float" office:value="18.7841784375" calcext:value-type="float">
            <text:p>18.784178437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2</text:p>
          </table:table-cell>
          <table:table-cell table:style-name="ce23"/>
          <table:table-cell table:style-name="ce19"/>
          <table:table-cell table:style-name="ce19" office:value-type="string" calcext:value-type="string">
            <text:p>MIXER EN</text:p>
          </table:table-cell>
          <table:table-cell table:style-name="ce19" office:value-type="string" calcext:value-type="string">
            <text:p>MIXER LO I</text:p>
          </table:table-cell>
          <table:table-cell table:style-name="ce19" office:value-type="string" calcext:value-type="string">
            <text:p>MIXER LO Q</text:p>
          </table:table-cell>
          <table:table-cell table:style-name="ce19" office:value-type="string" calcext:value-type="string">
            <text:p>OSC IN</text:p>
          </table:table-cell>
          <table:table-cell table:style-name="ce19" office:value-type="string" calcext:value-type="string">
            <text:p>OSC CTRLF</text:p>
          </table:table-cell>
          <table:table-cell table:style-name="ce19" office:value-type="string" calcext:value-type="string">
            <text:p>OSC CTRLC</text:p>
          </table:table-cell>
          <table:table-cell table:style-name="ce19" office:value-type="string" calcext:value-type="string">
            <text:p>REFOUT0</text:p>
          </table:table-cell>
          <table:table-cell table:style-name="ce19" office:value-type="string" calcext:value-type="string">
            <text:p>REFOUT1</text:p>
          </table:table-cell>
          <table:table-cell table:style-name="ce19" table:number-columns-repeated="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6] * [.$C$26] * [.D27] * 1000000 * [.D28] / 1000000000000" office:value-type="float" office:value="0.000036018675" calcext:value-type="float">
            <text:p>0.000036018675</text:p>
          </table:table-cell>
          <table:table-cell table:style-name="ce21" table:formula="of:=[.$C$14] * [.$C$14] * [.E27] * 1000000 * [.E28] / 1000000000000" office:value-type="float" office:value="0.00750141" calcext:value-type="float">
            <text:p>0.00750141</text:p>
          </table:table-cell>
          <table:table-cell table:style-name="ce21" table:formula="of:=[.$C$14] * [.$C$14] * [.F27] * 1000000 * [.F28] / 1000000000000" office:value-type="float" office:value="0.00750141" calcext:value-type="float">
            <text:p>0.00750141</text:p>
          </table:table-cell>
          <table:table-cell table:style-name="ce21" table:formula="of:=[.$C$14] * [.$C$14] * [.G27] * 1000000 * [.G28] / 1000000000000" office:value-type="float" office:value="0.00535815" calcext:value-type="float">
            <text:p>0.00535815</text:p>
          </table:table-cell>
          <table:table-cell table:style-name="ce21" table:formula="of:=[.$C$14] * [.$C$14] * [.H27] * 1000000 * [.H28] / 1000000000000" office:value-type="float" office:value="0.002679075" calcext:value-type="float">
            <text:p>0.002679075</text:p>
          </table:table-cell>
          <table:table-cell table:style-name="ce21" table:formula="of:=[.$C$14] * [.$C$14] * [.I27] * 1000000 * [.I28] / 1000000000000" office:value-type="float" office:value="0.002679075" calcext:value-type="float">
            <text:p>0.002679075</text:p>
          </table:table-cell>
          <table:table-cell table:style-name="ce21" table:formula="of:=[.$C$14] * [.$C$14] * [.J27] * 1000000 * [.J28] / 1000000000000" office:value-type="float" office:value="0.0107163" calcext:value-type="float">
            <text:p>0.0107163</text:p>
          </table:table-cell>
          <table:table-cell table:style-name="ce21" table:formula="of:=[.$C$14] * [.$C$14] * [.K27] * 1000000 * [.K28] / 1000000000000" office:value-type="float" office:value="0.0107163" calcext:value-type="float">
            <text:p>0.010716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30] / [.$C$26] * 1000" office:value-type="float" office:value="0.010395" calcext:value-type="float">
            <text:p>0.010395</text:p>
          </table:table-cell>
          <table:table-cell table:style-name="ce21" table:formula="of:=[.E30] / [.$C$14] * 1000" office:value-type="float" office:value="3.969" calcext:value-type="float">
            <text:p>3.969</text:p>
          </table:table-cell>
          <table:table-cell table:style-name="ce21" table:formula="of:=[.F30] / [.$C$14] * 1000" office:value-type="float" office:value="3.969" calcext:value-type="float">
            <text:p>3.969</text:p>
          </table:table-cell>
          <table:table-cell table:style-name="ce21" table:formula="of:=[.G30] / [.$C$14] * 1000" office:value-type="float" office:value="2.835" calcext:value-type="float">
            <text:p>2.835</text:p>
          </table:table-cell>
          <table:table-cell table:style-name="ce21" table:formula="of:=[.H30] / [.$C$14] * 1000" office:value-type="float" office:value="1.4175" calcext:value-type="float">
            <text:p>1.4175</text:p>
          </table:table-cell>
          <table:table-cell table:style-name="ce21" table:formula="of:=[.I30] / [.$C$14] * 1000" office:value-type="float" office:value="1.4175" calcext:value-type="float">
            <text:p>1.4175</text:p>
          </table:table-cell>
          <table:table-cell table:style-name="ce21" table:formula="of:=[.J30] / [.$C$14] * 1000" office:value-type="float" office:value="5.67" calcext:value-type="float">
            <text:p>5.67</text:p>
          </table:table-cell>
          <table:table-cell table:style-name="ce21" table:formula="of:=[.K30] / [.$C$14] * 1000" office:value-type="float" office:value="5.67" calcext:value-type="float">
            <text:p>5.67</text:p>
          </table:table-cell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30:.K30])" office:value-type="float" office:value="0.047187738675" calcext:value-type="float">
            <text:p>0.0471877386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31:.K31])" office:value-type="float" office:value="24.958395" calcext:value-type="float">
            <text:p>24.95839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** TODO: ADD IN CALCULATED DYNAMIC AND STATIC CONSUMPTION AND THEN SEPARATE OUT THE TOTALS FOR THE LDOs FOR BUDGE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shoot-through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driven device’s equivalent capacitance (ie. only pin capacitance is includ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for inputs is included since the bank supply LDO is also used for the driving circuit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FFC made from PET (Er=3), H=0.043, T=0.035, W=0.3, S=0.2, then Z=97ohms for a G-S-G trace; a 100mm length will add approximately 10pF capacitance. Cable such as: https://www.farnell.com/datasheets/3189774.pd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 6mil trace 0.2mm above a power plane there is a capacitance of about 11pF for 100mm. <text:s/>For a 3.5mil trace it is about 9p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ume a typical input pin having 5-10pF of capacitanc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signals travelling over the FFC to a single gate, assume 30pF; in reality it will probably be closer to 25pF (50pF cable, 9pF trace, 10pF CMOS input)</text:p>
          </table:table-cell>
          <table:table-cell table:number-columns-repeated="1023"/>
        </table:table-row>
      </table:table>
      <table:table table:name="AP2121-x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AP2121-1.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5" office:value-type="float" office:value="31.35" calcext:value-type="float">
            <text:p>31.35</text:p>
          </table:table-cell>
          <table:table-cell office:value-type="float" office:value="33" calcext:value-type="float">
            <text:p>33</text:p>
          </table:table-cell>
          <table:table-cell table:formula="of:=[.D7] * 1.05" office:value-type="float" office:value="34.65" calcext:value-type="float">
            <text:p>34.6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2.2311175" calcext:value-type="float">
            <text:p>2.2311175</text:p>
          </table:table-cell>
          <table:table-cell table:style-name="ce21" table:formula="of:=[.$D$2] - 0.001 * [.E17] * [.D7]" office:value-type="float" office:value="3.31535" calcext:value-type="float">
            <text:p>3.31535</text:p>
          </table:table-cell>
          <table:table-cell table:style-name="ce21" table:formula="of:=[.$E$2] - 0.001 * [.E17] * [.C7]" office:value-type="float" office:value="4.3995825" calcext:value-type="float">
            <text:p>4.3995825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[.E10] + 1; CONCATENATE(&quot;TOO LOW FOR OPTIMUM PERFORMANCE !  MINIMUM INPUT NEEDS TO BE HIGHER THAN &quot;; [.E10] + 1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76" calcext:value-type="float">
            <text:p>1.176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24" calcext:value-type="float">
            <text:p>1.22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5" calcext:value-type="float">
            <text:p>10.05</text:p>
          </table:table-cell>
          <table:table-cell table:style-name="ce20" table:formula="of:=[.D14] + 0.001 * ([.D15] + [.D16])" office:value-type="float" office:value="25.05" calcext:value-type="float">
            <text:p>25.05</text:p>
          </table:table-cell>
          <table:table-cell table:style-name="ce20" table:formula="of:=[.E14] + 0.001 * ([.E15] + [.E16])" office:value-type="float" office:value="51.05" calcext:value-type="float">
            <text:p>51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20" calcext:value-type="float">
            <text:p>120</text:p>
          </table:table-cell>
          <table:table-cell table:style-name="ce21" table:formula="of:=[.E19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20] * 1.1" office:value-type="float" office:value="275" calcext:value-type="float">
            <text:p>275</text:p>
          </table:table-cell>
          <table:table-cell table:style-name="ce21" table:formula="of:=[.C20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81.701313375" calcext:value-type="float">
            <text:p>81.701313375</text:p>
          </table:table-cell>
          <table:table-cell table:style-name="ce21" table:formula="of:=1000 * POWER(0.001 * [.E17]; 2) * [.D7]" office:value-type="float" office:value="86.0013825" calcext:value-type="float">
            <text:p>86.0013825</text:p>
          </table:table-cell>
          <table:table-cell table:style-name="ce21" table:formula="of:=1000 * POWER(0.001 * [.E17]; 2) * [.E7]" office:value-type="float" office:value="90.301451625" calcext:value-type="float">
            <text:p>90.301451625</text:p>
          </table:table-cell>
          <table:table-cell table:number-columns-repeated="3"/>
          <table:table-cell table:formula="of:=IF([.D7] &gt; 0; CONCATENATE(&quot;Resistor must be sized to handle worst-case fault power of &quot;; POWER(MIN(0.35 * 1.2; [.$E$2] / [.C7]); 2) * [.E7]; &quot;W&quot;); &quot;&quot;)" office:value-type="string" office:string-value="Resistor must be sized to handle worst-case fault power of 1.26920171241501W" calcext:value-type="string">
            <text:p>Resistor must be sized to handle worst-case fault power of 1.26920171241501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51.474548375" calcext:value-type="float">
            <text:p>51.474548375</text:p>
          </table:table-cell>
          <table:table-cell table:style-name="ce21" table:formula="of:=1000 * (([.D8] - [.D10]) * (0.001 * [.E14]) + [.D8] * (0.000001 * ([.E15] + [.E16])))" office:value-type="float" office:value="108.0486175" calcext:value-type="float">
            <text:p>108.0486175</text:p>
          </table:table-cell>
          <table:table-cell table:style-name="ce21" table:formula="of:=1000 * (([.E8] - [.C10]) * (0.001 * [.E14]) + [.E8] * (0.000001 * ([.E15] + [.E16])))" office:value-type="float" office:value="164.622686625" calcext:value-type="float">
            <text:p>164.622686625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166.666666666667" calcext:value-type="float">
            <text:p>166.666666666667</text:p>
          </table:table-cell>
          <table:table-cell table:style-name="ce21" table:formula="of:=1000 * ([.D19] - [.$E$3]) / [.D20]" office:value-type="float" office:value="236.363636363636" calcext:value-type="float">
            <text:p>236.363636363636</text:p>
          </table:table-cell>
          <table:table-cell table:style-name="ce21" table:formula="of:=1000 * ([.E19] - [.$E$3]) / [.C20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AP2121-3.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8] * 1.05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4" calcext:value-type="float">
            <text:p>4</text:p>
          </table:table-cell>
          <table:table-cell table:style-name="ce21" table:formula="of:=[.$D$2] - 0.001 * [.E38] * [.D28]" office:value-type="float" office:value="5" calcext:value-type="float">
            <text:p>5</text:p>
          </table:table-cell>
          <table:table-cell table:style-name="ce21" table:formula="of:=[.$E$2] - 0.001 * [.E38] * [.C28]" office:value-type="float" office:value="6" calcext:value-type="float">
            <text:p>6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1; CONCATENATE(&quot;TOO LOW FOR OPTIMUM PERFORMANCE !  MINIMUM INPUT NEEDS TO BE HIGHER THAN &quot;; [.E31] + 1; &quot;V TO MEET DATASHEET OPERATING RANGES !&quot;); &quot;&quot;)" office:value-type="string" office:string-value="TOO LOW FOR OPTIMUM PERFORMANCE !  MINIMUM INPUT NEEDS TO BE HIGHER THAN 4.366V TO MEET DATASHEET OPERATING RANGES !" calcext:value-type="string">
            <text:p>TOO LOW FOR OPTIMUM PERFORMANCE ! <text:s/>MINIMUM INPUT NEEDS TO BE HIGHER THAN 4.36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3.234" calcext:value-type="float">
            <text:p>3.234</text:p>
          </table:table-cell>
          <table:table-cell office:value-type="float" office:value="3.3" calcext:value-type="float">
            <text:p>3.3</text:p>
          </table:table-cell>
          <table:table-cell table:style-name="ce21" table:formula="of:=[.D31] * (1 + [.E32])" office:value-type="float" office:value="3.366" calcext:value-type="float">
            <text:p>3.36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15" calcext:value-type="float">
            <text:p>0.15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05" calcext:value-type="float">
            <text:p>30.05</text:p>
          </table:table-cell>
          <table:table-cell table:style-name="ce20" table:formula="of:=[.D35] + 0.001 * ([.D36] + [.D37])" office:value-type="float" office:value="40.05" calcext:value-type="float">
            <text:p>40.05</text:p>
          </table:table-cell>
          <table:table-cell table:style-name="ce20" table:formula="of:=[.E35] + 0.001 * ([.E36] + [.E37])" office:value-type="float" office:value="60.05" calcext:value-type="float">
            <text:p>60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20" calcext:value-type="float">
            <text:p>120</text:p>
          </table:table-cell>
          <table:table-cell table:style-name="ce21" table:formula="of:=[.E40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41] * 1.1" office:value-type="float" office:value="275" calcext:value-type="float">
            <text:p>275</text:p>
          </table:table-cell>
          <table:table-cell table:style-name="ce21" table:formula="of:=[.C41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0" calcext:value-type="float">
            <text:p>0</text:p>
          </table:table-cell>
          <table:table-cell table:style-name="ce21" table:formula="of:=1000 * POWER(0.001 * [.E38]; 2) * [.D28]" office:value-type="float" office:value="0" calcext:value-type="float">
            <text:p>0</text:p>
          </table:table-cell>
          <table:table-cell table:style-name="ce21" table:formula="of:=1000 * POWER(0.001 * [.E38]; 2) * [.E28]" office:value-type="float" office:value="0" calcext:value-type="float">
            <text:p>0</text:p>
          </table:table-cell>
          <table:table-cell table:number-columns-repeated="3"/>
          <table:table-cell table:formula="of:=IF([.D28] &gt; 0; CONCATENATE(&quot;Resistor must be sized to handle worst-case fault power of &quot;; POWER(MIN(0.35 * 1.2; [.$E$2] / [.C28]); 2) * [.E28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38.24" calcext:value-type="float">
            <text:p>38.24</text:p>
          </table:table-cell>
          <table:table-cell table:style-name="ce21" table:formula="of:=1000 * (([.D29] - [.D31]) * (0.001 * [.E35]) + [.D29] * (0.000001 * ([.E36] + [.E37])))" office:value-type="float" office:value="102.25" calcext:value-type="float">
            <text:p>102.25</text:p>
          </table:table-cell>
          <table:table-cell table:style-name="ce21" table:formula="of:=1000 * (([.E29] - [.C31]) * (0.001 * [.E35]) + [.E29] * (0.000001 * ([.E36] + [.E37])))" office:value-type="float" office:value="166.26" calcext:value-type="float">
            <text:p>166.26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166.666666666667" calcext:value-type="float">
            <text:p>166.666666666667</text:p>
          </table:table-cell>
          <table:table-cell table:style-name="ce21" table:formula="of:=1000 * ([.D40] - [.$E$3]) / [.D41]" office:value-type="float" office:value="236.363636363636" calcext:value-type="float">
            <text:p>236.363636363636</text:p>
          </table:table-cell>
          <table:table-cell table:style-name="ce21" table:formula="of:=1000 * ([.E40] - [.$E$3]) / [.C41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7A20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TPS7A201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6345605" calcext:value-type="float">
            <text:p>1.6345605</text:p>
          </table:table-cell>
          <table:table-cell table:style-name="ce21" table:formula="of:=[.$D$2] - 0.001 * [.E17] * [.D7]" office:value-type="float" office:value="2.68094166666667" calcext:value-type="float">
            <text:p>2.68094166666667</text:p>
          </table:table-cell>
          <table:table-cell table:style-name="ce2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34" calcext:value-type="percentage">
            <text:p>-3.4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4] * 2000 / 300" office:value-type="float" office:value="66.6666666666667" calcext:value-type="float">
            <text:p>66.6666666666667</text:p>
          </table:table-cell>
          <table:table-cell table:style-name="ce20" table:formula="of:=[.D14] * 2000 / 300" office:value-type="float" office:value="166.666666666667" calcext:value-type="float">
            <text:p>166.666666666667</text:p>
          </table:table-cell>
          <table:table-cell table:style-name="ce20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816666666667" calcext:value-type="float">
            <text:p>10.0816666666667</text:p>
          </table:table-cell>
          <table:table-cell table:style-name="ce20" table:formula="of:=[.D14] + 0.001 * ([.D15] + [.D16])" office:value-type="float" office:value="25.1816666666667" calcext:value-type="float">
            <text:p>25.1816666666667</text:p>
          </table:table-cell>
          <table:table-cell table:style-name="ce20" table:formula="of:=[.E14] + 0.001 * ([.E15] + [.E16])" office:value-type="float" office:value="49.3416666666667" calcext:value-type="float">
            <text:p>49.34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00" calcext:value-type="float">
            <text:p>100</text:p>
          </table:table-cell>
          <table:table-cell table:style-name="ce21" table:formula="of:=[.E19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20] * 1.1" office:value-type="float" office:value="206.8" calcext:value-type="float">
            <text:p>206.8</text:p>
          </table:table-cell>
          <table:table-cell table:style-name="ce21" table:formula="of:=[.C20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1" table:formula="of:=1000 * POWER(0.001 * [.E17]; 2) * [.D7]" office:value-type="float" office:value="114.426203263889" calcext:value-type="float">
            <text:p>114.426203263889</text:p>
          </table:table-cell>
          <table:table-cell table:style-name="ce2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19.8527393375" calcext:value-type="float">
            <text:p>19.8527393375</text:p>
          </table:table-cell>
          <table:table-cell table:style-name="ce2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132.978723404255" calcext:value-type="float">
            <text:p>132.978723404255</text:p>
          </table:table-cell>
          <table:table-cell table:style-name="ce21" table:formula="of:=1000 * ([.D19] - [.$E$3]) / [.D20]" office:value-type="float" office:value="205.512572533849" calcext:value-type="float">
            <text:p>205.512572533849</text:p>
          </table:table-cell>
          <table:table-cell table:style-name="ce21" table:formula="of:=1000 * ([.E19] - [.$E$3]) / [.C20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8V LDO (TPS7A201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3052751" calcext:value-type="float">
            <text:p>2.3052751</text:p>
          </table:table-cell>
          <table:table-cell table:style-name="ce21" table:formula="of:=[.$D$2] - 0.001 * [.E38] * [.D28]" office:value-type="float" office:value="3.338505" calcext:value-type="float">
            <text:p>3.338505</text:p>
          </table:table-cell>
          <table:table-cell table:style-name="ce2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3" calcext:value-type="percentage">
            <text:p>-2.3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35] * 2000 / 300" office:value-type="float" office:value="200" calcext:value-type="float">
            <text:p>200</text:p>
          </table:table-cell>
          <table:table-cell table:style-name="ce20" table:formula="of:=[.D35] * 2000 / 300" office:value-type="float" office:value="266.666666666667" calcext:value-type="float">
            <text:p>266.666666666667</text:p>
          </table:table-cell>
          <table:table-cell table:style-name="ce20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215" calcext:value-type="float">
            <text:p>30.215</text:p>
          </table:table-cell>
          <table:table-cell table:style-name="ce20" table:formula="of:=[.D35] + 0.001 * ([.D36] + [.D37])" office:value-type="float" office:value="40.2816666666667" calcext:value-type="float">
            <text:p>40.2816666666667</text:p>
          </table:table-cell>
          <table:table-cell table:style-name="ce20" table:formula="of:=[.E35] + 0.001 * ([.E36] + [.E37])" office:value-type="float" office:value="50.3483333333333" calcext:value-type="float">
            <text:p>50.34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00" calcext:value-type="float">
            <text:p>100</text:p>
          </table:table-cell>
          <table:table-cell table:style-name="ce21" table:formula="of:=[.E40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41] * 1.1" office:value-type="float" office:value="206.8" calcext:value-type="float">
            <text:p>206.8</text:p>
          </table:table-cell>
          <table:table-cell table:style-name="ce21" table:formula="of:=[.C41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3" calcext:value-type="float">
            <text:p>81.9804340098333</text:p>
          </table:table-cell>
          <table:table-cell table:style-name="ce21" table:formula="of:=1000 * POWER(0.001 * [.E38]; 2) * [.D28]" office:value-type="float" office:value="83.6535040916667" calcext:value-type="float">
            <text:p>83.6535040916667</text:p>
          </table:table-cell>
          <table:table-cell table:style-name="ce2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23.9967591598333" calcext:value-type="float">
            <text:p>23.9967591598333</text:p>
          </table:table-cell>
          <table:table-cell table:style-name="ce21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132.978723404255" calcext:value-type="float">
            <text:p>132.978723404255</text:p>
          </table:table-cell>
          <table:table-cell table:style-name="ce21" table:formula="of:=1000 * ([.D40] - [.$E$3]) / [.D41]" office:value-type="float" office:value="205.512572533849" calcext:value-type="float">
            <text:p>205.512572533849</text:p>
          </table:table-cell>
          <table:table-cell table:style-name="ce21" table:formula="of:=1000 * ([.E40] - [.$E$3]) / [.C41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TPS7A203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49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" calcext:value-type="float">
            <text:p>4</text:p>
          </table:table-cell>
          <table:table-cell table:style-name="ce21" table:formula="of:=[.$D$2] - 0.001 * [.E59] * [.D49]" office:value-type="float" office:value="5" calcext:value-type="float">
            <text:p>5</text:p>
          </table:table-cell>
          <table:table-cell table:style-name="ce2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1" table:formula="of:=[.D52] * (1 + [.E53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56] * 2000 / 300" office:value-type="float" office:value="200" calcext:value-type="float">
            <text:p>200</text:p>
          </table:table-cell>
          <table:table-cell table:style-name="ce20" table:formula="of:=[.D56] * 2000 / 300" office:value-type="float" office:value="266.666666666667" calcext:value-type="float">
            <text:p>266.666666666667</text:p>
          </table:table-cell>
          <table:table-cell table:style-name="ce20" table:formula="of:=[.E56] * 2000 / 300" office:value-type="float" office:value="313.333333333333" calcext:value-type="float">
            <text:p>31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56] + 0.001 * ([.C57] + [.C58])" office:value-type="float" office:value="30.215" calcext:value-type="float">
            <text:p>30.215</text:p>
          </table:table-cell>
          <table:table-cell table:style-name="ce20" table:formula="of:=[.D56] + 0.001 * ([.D57] + [.D58])" office:value-type="float" office:value="40.2816666666667" calcext:value-type="float">
            <text:p>40.2816666666667</text:p>
          </table:table-cell>
          <table:table-cell table:style-name="ce20" table:formula="of:=[.E56] + 0.001 * ([.E57] + [.E58])" office:value-type="float" office:value="47.3283333333333" calcext:value-type="float">
            <text:p>47.32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61] * 0.8" office:value-type="float" office:value="100" calcext:value-type="float">
            <text:p>100</text:p>
          </table:table-cell>
          <table:table-cell table:style-name="ce21" table:formula="of:=[.E61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62] * 1.1" office:value-type="float" office:value="206.8" calcext:value-type="float">
            <text:p>206.8</text:p>
          </table:table-cell>
          <table:table-cell table:style-name="ce21" table:formula="of:=[.C62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1" table:formula="of:=1000 * POWER(0.001 * [.E59]; 2) * [.D49]" office:value-type="float" office:value="0" calcext:value-type="float">
            <text:p>0</text:p>
          </table:table-cell>
          <table:table-cell table:style-name="ce2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50] - [.E52]) * (0.001 * [.E56]) + [.C50] * (0.000001 * ([.E57] + [.E58])))" office:value-type="float" office:value="31.8868333333334" calcext:value-type="float">
            <text:p>31.8868333333334</text:p>
          </table:table-cell>
          <table:table-cell table:style-name="ce21" table:formula="of:=1000 * (([.D50] - [.D52]) * (0.001 * [.E56]) + [.D50] * (0.000001 * ([.E57] + [.E58])))" office:value-type="float" office:value="81.5416666666667" calcext:value-type="float">
            <text:p>81.5416666666667</text:p>
          </table:table-cell>
          <table:table-cell table:style-name="ce21" table:formula="of:=1000 * (([.E50] - [.C52]) * (0.001 * [.E56]) + [.E50] * (0.000001 * ([.E57] + [.E58])))" office:value-type="float" office:value="131.1965" calcext:value-type="float">
            <text:p>131.1965</text:p>
          </table:table-cell>
          <table:table-cell table:style-name="ce21"/>
          <table:table-cell table:style-name="ce21" table:formula="of:=IF([.E65] &gt; [.C66]; CONCATENATE(&quot;TOO HIGH !  MAXIMUM POWER DISSIPATION OF &quot;; [.C66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132.978723404255" calcext:value-type="float">
            <text:p>132.978723404255</text:p>
          </table:table-cell>
          <table:table-cell table:style-name="ce21" table:formula="of:=1000 * ([.D61] - [.$E$3]) / [.D62]" office:value-type="float" office:value="205.512572533849" calcext:value-type="float">
            <text:p>205.512572533849</text:p>
          </table:table-cell>
          <table:table-cell table:style-name="ce21" table:formula="of:=1000 * ([.E61] - [.$E$3]) / [.C62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6V LDO (TPS7A2036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" calcext:value-type="float">
            <text:p>4</text:p>
          </table:table-cell>
          <table:table-cell table:style-name="ce21" table:formula="of:=[.$D$2] - 0.001 * [.E80] * [.D70]" office:value-type="float" office:value="5" calcext:value-type="float">
            <text:p>5</text:p>
          </table:table-cell>
          <table:table-cell table:style-name="ce2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1" table:formula="of:=[.D73] * (1 + [.E74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77] * 2000 / 300" office:value-type="float" office:value="200" calcext:value-type="float">
            <text:p>200</text:p>
          </table:table-cell>
          <table:table-cell table:style-name="ce20" table:formula="of:=[.D77] * 2000 / 300" office:value-type="float" office:value="266.666666666667" calcext:value-type="float">
            <text:p>266.666666666667</text:p>
          </table:table-cell>
          <table:table-cell table:style-name="ce20" table:formula="of:=[.E77] * 2000 / 300" office:value-type="float" office:value="353.333333333333" calcext:value-type="float">
            <text:p>35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77] + 0.001 * ([.C78] + [.C79])" office:value-type="float" office:value="30.215" calcext:value-type="float">
            <text:p>30.215</text:p>
          </table:table-cell>
          <table:table-cell table:style-name="ce20" table:formula="of:=[.D77] + 0.001 * ([.D78] + [.D79])" office:value-type="float" office:value="40.2816666666667" calcext:value-type="float">
            <text:p>40.2816666666667</text:p>
          </table:table-cell>
          <table:table-cell table:style-name="ce20" table:formula="of:=[.E77] + 0.001 * ([.E78] + [.E79])" office:value-type="float" office:value="53.3683333333333" calcext:value-type="float">
            <text:p>53.36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82] * 0.8" office:value-type="float" office:value="100" calcext:value-type="float">
            <text:p>100</text:p>
          </table:table-cell>
          <table:table-cell table:style-name="ce21" table:formula="of:=[.E82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83] * 1.1" office:value-type="float" office:value="206.8" calcext:value-type="float">
            <text:p>206.8</text:p>
          </table:table-cell>
          <table:table-cell table:style-name="ce21" table:formula="of:=[.C83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1" table:formula="of:=1000 * POWER(0.001 * [.E80]; 2) * [.D70]" office:value-type="float" office:value="0" calcext:value-type="float">
            <text:p>0</text:p>
          </table:table-cell>
          <table:table-cell table:style-name="ce2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71] - [.E73]) * (0.001 * [.E77]) + [.C71] * (0.000001 * ([.E78] + [.E79])))" office:value-type="float" office:value="19.8113333333333" calcext:value-type="float">
            <text:p>19.8113333333333</text:p>
          </table:table-cell>
          <table:table-cell table:style-name="ce21" table:formula="of:=1000 * (([.D71] - [.D73]) * (0.001 * [.E77]) + [.D71] * (0.000001 * ([.E78] + [.E79])))" office:value-type="float" office:value="76.0416666666667" calcext:value-type="float">
            <text:p>76.0416666666667</text:p>
          </table:table-cell>
          <table:table-cell table:style-name="ce21" table:formula="of:=1000 * (([.E71] - [.C73]) * (0.001 * [.E77]) + [.E71] * (0.000001 * ([.E78] + [.E79])))" office:value-type="float" office:value="132.272" calcext:value-type="float">
            <text:p>132.272</text:p>
          </table:table-cell>
          <table:table-cell table:style-name="ce21"/>
          <table:table-cell table:style-name="ce21" table:formula="of:=IF([.E86] &gt; [.C87]; CONCATENATE(&quot;TOO HIGH !  MAXIMUM POWER DISSIPATION OF &quot;; [.C87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132.978723404255" calcext:value-type="float">
            <text:p>132.978723404255</text:p>
          </table:table-cell>
          <table:table-cell table:style-name="ce21" table:formula="of:=1000 * ([.D82] - [.$E$3]) / [.D83]" office:value-type="float" office:value="205.512572533849" calcext:value-type="float">
            <text:p>205.512572533849</text:p>
          </table:table-cell>
          <table:table-cell table:style-name="ce21" table:formula="of:=1000 * ([.E82] - [.$E$3]) / [.C83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</table:table>
      <table:table table:name="NCP380" table:style-name="ta1">
        <table:table-column table:style-name="co1" table:default-cell-style-name="ce19"/>
        <table:table-column table:style-name="co2" table:default-cell-style-name="Default"/>
        <table:table-column table:style-name="co2" table:number-columns-repeated="3" table:default-cell-style-name="ce19"/>
        <table:table-column table:style-name="co2" table:number-columns-repeated="3" table:default-cell-style-name="Default"/>
        <table:table-column table:style-name="co2" table:default-cell-style-name="ce23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NCP380</text:p>
          </table:table-cell>
          <table:table-cell table:style-name="ce23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3" table:number-columns-repeated="3"/>
          <table:table-cell/>
          <table:table-cell table:style-name="ce23" table:number-columns-repeated="1015"/>
        </table:table-row>
        <table:table-row table:style-name="ro1">
          <table:table-cell table:style-name="Default" office:value-type="string" calcext:value-type="string">
            <text:p>Current Limiting Resistor (Rlim, kOhms)</text:p>
          </table:table-cell>
          <table:table-cell/>
          <table:table-cell table:style-name="Default" office:value-type="float" office:value="35.55" calcext:value-type="float">
            <text:p>35.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6.524" calcext:value-type="float">
            <text:p>36.524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ce21" office:value-type="string" calcext:value-type="string">
            <text:p>Current Limit (Iocp, mA)</text:p>
          </table:table-cell>
          <table:table-cell/>
          <table:table-cell table:style-name="ce21" table:formula="of:=1000 * (1.6915129 - 0.0330328 * [.E2] + 0.0011207 * POWER([.E2] - 22.375; 2) - 0.0000451 * POWER([.E2] - 22.375; 3) + 0.0000009 * POWER([.E2] - 22.375 ; 4))" office:value-type="float" office:value="617.702596640626" calcext:value-type="float">
            <text:p>617.702596640626</text:p>
          </table:table-cell>
          <table:table-cell table:style-name="ce21" table:formula="of:=1000 * (1.9900152 - 0.0388621 * [.D2] + 0.0013185 * POWER([.D2] - 22.375; 2) - 0.0000531 * POWER([.D2] - 22.375; 3) + 0.0000011 * POWER([.D2] - 22.375 ; 4))" office:value-type="float" office:value="739.346778198242" calcext:value-type="float">
            <text:p>739.346778198242</text:p>
          </table:table-cell>
          <table:table-cell table:style-name="ce21" table:formula="of:=1000 * (2.2885175 - 0.0446914 * [.C2] + 0.0015163 * POWER([.C2] - 22.375; 2) - 0.000061 * POWER([.C2] - 22.375; 3) + 0.0000012 * POWER([.C2] - 22.375 ; 4))" office:value-type="float" office:value="859.592402941094" calcext:value-type="float">
            <text:p>859.592402941094</text:p>
          </table:table-cell>
          <table:table-cell table:number-columns-repeated="3"/>
          <table:table-cell table:style-name="Default"/>
          <table:table-cell table:number-columns-repeated="1015"/>
        </table:table-row>
      </table:table>
      <table:table table:name="VCXO" table:style-name="ta1">
        <table:table-column table:style-name="co1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VCXO (ABLNO-V-80.00MHz-T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Supply Voltage (Vdd, V)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Supply Current (I, mA)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table:style-name="ce21"/>
          <table:table-cell table:number-columns-repeated="1015"/>
          <table:table-cell table:style-name="ce20" table:number-columns-repeated="15360"/>
        </table:table-row>
        <table:table-row table:style-name="ro1">
          <table:table-cell table:number-columns-repeated="8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Nominal Frequency (f, MHz)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Control Voltage (Vc, V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formula="of:=[.C6] + 0.5 * ([.E6] - [.C6])" office:value-type="float" office:value="1.65" calcext:value-type="float">
            <text:p>1.6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Pull Range (+/- ppm)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1" table:formula="of:=[.C7] + 0.5 * ([.E7] - [.C7])" office:value-type="float" office:value="41.5" calcext:value-type="float">
            <text:p>41.5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ppm/V)</text:p>
          </table:table-cell>
          <table:table-cell table:style-name="ce20"/>
          <table:table-cell table:style-name="ce21" table:formula="of:=[.C7] / ([.E6] - [.C6])" office:value-type="float" office:value="8.48484848484848" calcext:value-type="float">
            <text:p>8.48484848484848</text:p>
          </table:table-cell>
          <table:table-cell table:style-name="ce21" table:formula="of:=[.D7] / ([.E6] - [.C6])" office:value-type="float" office:value="12.5757575757576" calcext:value-type="float">
            <text:p>12.5757575757576</text:p>
          </table:table-cell>
          <table:table-cell table:style-name="ce21" table:formula="of:=[.E7] / ([.E6] - [.C6])" office:value-type="float" office:value="16.6666666666667" calcext:value-type="float">
            <text:p>16.666666666666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MHz/V)</text:p>
          </table:table-cell>
          <table:table-cell table:style-name="ce20"/>
          <table:table-cell table:style-name="ce21" table:formula="of:=[.$D$5] * [.C8] / 1000000" office:value-type="float" office:value="0.000678787878787879" calcext:value-type="float">
            <text:p>0.000678787878787879</text:p>
          </table:table-cell>
          <table:table-cell table:style-name="ce21" table:formula="of:=[.$D$5] * [.D8] / 1000000" office:value-type="float" office:value="0.00100606060606061" calcext:value-type="float">
            <text:p>0.00100606060606061</text:p>
          </table:table-cell>
          <table:table-cell table:style-name="ce21" table:formula="of:=[.$D$5] * [.E8] / 1000000" office:value-type="float" office:value="0.00133333333333333" calcext:value-type="float">
            <text:p>0.001333333333333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verall Stability (+/- ppm)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mperature Stability (+/- ppm)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geing (10 Years, +/- ppm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Variation (+/- ppm)</text:p>
          </table:table-cell>
          <table:table-cell table:number-columns-repeated="3"/>
          <table:table-cell table:style-name="ce21" table:formula="of:=[.E11] - [.E12] - [.E13]" office:value-type="float" office:value="3" calcext:value-type="float">
            <text:p>3</text:p>
          </table:table-cell>
          <table:table-cell/>
          <table:table-cell office:value-type="string" calcext:value-type="string">
            <text:p>Supply voltage variation and ‘all other effects’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Supply Voltage Gain (Kpush, ppm/V)</text:p>
          </table:table-cell>
          <table:table-cell table:number-columns-repeated="3"/>
          <table:table-cell table:style-name="ce21" table:formula="of:=[.$E14] / ([.$E$2] - [.$C$2])" office:value-type="float" office:value="9.09090909090909" calcext:value-type="float">
            <text:p>9.09090909090909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Gain (Kpush, MHz/V)</text:p>
          </table:table-cell>
          <table:table-cell table:number-columns-repeated="3"/>
          <table:table-cell table:style-name="ce21" table:formula="of:=[.$D$5] * [.E15] / 1000000" office:value-type="float" office:value="0.000727272727272727" calcext:value-type="float">
            <text:p>0.000727272727272727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string" calcext:value-type="string">
            <text:p>ABLNO-V-100.00MHz-T Phase No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hase Noise @ 10Hz (dBc/Hz)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/>
          <table:table-cell table:style-name="ce21" office:value-type="string" calcext:value-type="string">
            <text:p>* Figures for 50MHz used (datasheet != 80MHz)</text:p>
          </table:table-cell>
          <table:table-cell table:number-columns-repeated="3"/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Hz (dBc/Hz)</text:p>
          </table:table-cell>
          <table:table-cell table:number-columns-repeated="2"/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table:number-columns-repeated="5"/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kHz (dBc/Hz)</text:p>
          </table:table-cell>
          <table:table-cell table:number-columns-repeated="2"/>
          <table:table-cell office:value-type="float" office:value="-145" calcext:value-type="float">
            <text:p>-145</text:p>
          </table:table-cell>
          <table:table-cell office:value-type="float" office:value="-140" calcext:value-type="float">
            <text:p>-140</text:p>
          </table:table-cell>
          <table:table-cell table:number-columns-repeated="5"/>
          <table:table-cell office:value-type="float" office:value="-141" calcext:value-type="float">
            <text:p>-141</text:p>
          </table:table-cell>
          <table:table-cell office:value-type="float" office:value="-138" calcext:value-type="float">
            <text:p>-1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kHz (dBc/Hz)</text:p>
          </table:table-cell>
          <table:table-cell table:number-columns-repeated="2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5"/>
          <table:table-cell office:value-type="float" office:value="-160" calcext:value-type="float">
            <text:p>-160</text:p>
          </table:table-cell>
          <table:table-cell office:value-type="float" office:value="-155" calcext:value-type="float">
            <text:p>-1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k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1" calcext:value-type="float">
            <text:p>-161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M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Supply Voltage / LDO Regulato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TPS7A2033PYCJR / TPS7A2012PYCJR (also in SOT-3-5 for better thermals and easier substitution if hard to obtain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DO Noise Density @ 10Hz (nV/sqrt(Hz))</text:p>
          </table:table-cell>
          <table:table-cell table:style-name="ce20" table:number-columns-repeated="2"/>
          <table:table-cell table:style-name="ce20" office:value-type="float" office:value="900" calcext:value-type="float">
            <text:p>900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office:value-type="string" calcext:value-type="string">
            <text:p>These are the minimum figures required from the LDO to maintain the typical phase noise of the VCXO..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DO Noise Density @ 100Hz (nV/sqrt(Hz))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kHz (nV/sqrt(Hz)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kHz (nV/sqrt(Hz)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0kHz (nV/sqrt(Hz)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MHz (nV/sqrt(Hz))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884" calcext:value-type="float">
            <text:p>4884</text:p>
          </table:table-cell>
          <table:table-cell table:number-columns-repeated="6"/>
          <table:table-cell table:style-name="ce21" office:value-type="string" calcext:value-type="string">
            <text:p>Total Noise (dBc)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e power-management-designs-for-plls-ad.pdf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LDO-Induced Phase Noise @ 10Hz (dBc/Hz)</text:p>
          </table:table-cell>
          <table:table-cell table:style-name="ce20" table:number-columns-repeated="2"/>
          <table:table-cell table:style-name="ce21" table:formula="of:=10 * LOG10(POWER([.$E$16] * 0.001 * [.D28]; 2) / (2 * POWER(10; 2)))" office:value-type="float" office:value="-86.6915037311789" calcext:value-type="float">
            <text:p>-86.6915037311789</text:p>
          </table:table-cell>
          <table:table-cell/>
          <table:table-cell table:style-name="ce21" table:formula="of:=IF([.D35] &gt; [.D18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5] / 10) + POWER(10; [.D18] / 10))" office:value-type="float" office:value="-85.0277325778703" calcext:value-type="float">
            <text:p>-85.0277325778703</text:p>
          </table:table-cell>
          <table:table-cell/>
          <table:table-cell office:value-type="string" calcext:value-type="string">
            <text:p>Degraded close-in phase noise, but a compromise over a more complicated / expensive power supply design</text:p>
          </table:table-cell>
          <table:table-cell table:number-columns-repeated="16369"/>
        </table:table-row>
        <table:table-row table:style-name="ro1">
          <table:table-cell table:style-name="ce21" office:value-type="string" calcext:value-type="string">
            <text:p>LDO-Induced Phase Noise @ 100Hz (dBc/Hz)</text:p>
          </table:table-cell>
          <table:table-cell table:number-columns-repeated="2"/>
          <table:table-cell table:style-name="ce21" table:formula="of:=10 * LOG10(POWER([.$E$16] * 0.001 * [.D29]; 2) / (2 * POWER(100; 2)))" office:value-type="float" office:value="-122.254528738852" calcext:value-type="float">
            <text:p>-122.254528738852</text:p>
          </table:table-cell>
          <table:table-cell/>
          <table:table-cell table:style-name="ce21" table:formula="of:=IF([.D36] &gt; [.D19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6] / 10) + POWER(10; [.D19] / 10))" office:value-type="float" office:value="-117.972280613087" calcext:value-type="float">
            <text:p>-117.97228061308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kHz (dBc/Hz)</text:p>
          </table:table-cell>
          <table:table-cell table:number-columns-repeated="2"/>
          <table:table-cell table:style-name="ce21" table:formula="of:=10 * LOG10(POWER([.$E$16] * 0.001 * [.D30]; 2) / (2 * POWER(1000; 2)))" office:value-type="float" office:value="-150.213328912293" calcext:value-type="float">
            <text:p>-150.213328912293</text:p>
          </table:table-cell>
          <table:table-cell/>
          <table:table-cell table:style-name="ce21" table:formula="of:=IF([.D37] &gt; [.D20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7] / 10) + POWER(10; [.D20] / 10))" office:value-type="float" office:value="-143.856994234517" calcext:value-type="float">
            <text:p>-143.85699423451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kHz (dBc/Hz)</text:p>
          </table:table-cell>
          <table:table-cell table:number-columns-repeated="2"/>
          <table:table-cell table:style-name="ce21" table:formula="of:=10 * LOG10(POWER([.$E$16] * 0.001 * [.D31]; 2) / (2 * POWER(10000; 2)))" office:value-type="float" office:value="-173.735154093406" calcext:value-type="float">
            <text:p>-173.735154093406</text:p>
          </table:table-cell>
          <table:table-cell/>
          <table:table-cell table:style-name="ce21" table:formula="of:=IF([.D38] &gt; [.D21] - 6; &quot;INSUFFICIENT HEADROOM&quot;; &quot;&quot;)">
            <text:p/>
          </table:table-cell>
          <table:table-cell table:number-columns-repeated="6"/>
          <table:table-cell table:style-name="ce21" table:formula="of:=10 * LOG10(POWER(10; [.D38] / 10) + POWER(10; [.D21] / 10))" office:value-type="float" office:value="-164.454601866437" calcext:value-type="float">
            <text:p>-164.45460186643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0kHz (dBc/Hz)</text:p>
          </table:table-cell>
          <table:table-cell table:number-columns-repeated="2"/>
          <table:table-cell table:style-name="ce21" table:formula="of:=10 * LOG10(POWER([.$E$16] * 0.001 * [.D32]; 2) / (2 * POWER(100000; 2)))" office:value-type="float" office:value="-197.817553746525" calcext:value-type="float">
            <text:p>-197.817553746525</text:p>
          </table:table-cell>
          <table:table-cell/>
          <table:table-cell table:style-name="ce21" table:formula="of:=IF([.D39] &gt; [.D22] - 6; &quot;INSUFFICIENT HEADROOM&quot;; &quot;&quot;)">
            <text:p/>
          </table:table-cell>
          <table:table-cell table:number-columns-repeated="6"/>
          <table:table-cell table:style-name="ce21" table:formula="of:=10 * LOG10(POWER(10; [.D39] / 10) + POWER(10; [.D22] / 10))" office:value-type="float" office:value="-165.99714315889" calcext:value-type="float">
            <text:p>-165.99714315889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MHz (dBc/Hz)</text:p>
          </table:table-cell>
          <table:table-cell table:number-columns-repeated="2"/>
          <table:table-cell table:style-name="ce21" table:formula="of:=10 * LOG10(POWER([.$E$16] * 0.001 * [.D33]; 2) / (2 * POWER(1000000; 2)))" office:value-type="float" office:value="-216.233928825572" calcext:value-type="float">
            <text:p>-216.233928825572</text:p>
          </table:table-cell>
          <table:table-cell/>
          <table:table-cell table:style-name="ce21" table:formula="of:=IF([.D40] &gt; [.D23] - 6; &quot;INSUFFICIENT HEADROOM&quot;; &quot;&quot;)">
            <text:p/>
          </table:table-cell>
          <table:table-cell table:number-columns-repeated="6"/>
          <table:table-cell table:style-name="ce21" table:formula="of:=10 * LOG10(POWER(10; [.D40] / 10) + POWER(10; [.D23] / 10))" office:value-type="float" office:value="-165.999958848149" calcext:value-type="float">
            <text:p>-165.99995884814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ce20"/>
          <table:table-cell table:number-columns-repeated="16383"/>
        </table:table-row>
        <table:table-row table:style-name="ro1">
          <table:table-cell table:style-name="ce20"/>
          <table:table-cell table:number-columns-repeated="16383"/>
        </table:table-row>
      </table:table>
      <table:table table:name="Phase Noise and Jitter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hase Noise to Jitter - Power Rail Ripple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MHz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ur Level (dBc)</text:p>
          </table:table-cell>
          <table:table-cell/>
          <table:table-cell office:value-type="float" office:value="-85.9" calcext:value-type="float">
            <text:p>-85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MS Jitter (ps)</text:p>
          </table:table-cell>
          <table:table-cell/>
          <table:table-cell table:style-name="ce21" table:formula="of:=POWER(10; [.C3] / 20) / (SQRT(2) * PI() * [.C2] * 1000000) * 1000000000000" office:value-type="float" office:value="0.114113001699941" calcext:value-type="float">
            <text:p>0.114113001699941</text:p>
          </table:table-cell>
          <table:table-cell table:number-columns-repeated="4"/>
          <table:table-cell office:value-type="string" calcext:value-type="string">
            <text:p>From Skyworks AN491; assumes narrow-band filter has removed amplitude noise so remaining spurs are phase-noise induced</text:p>
          </table:table-cell>
          <table:table-cell table:number-columns-repeated="1016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MSF Signal and Propagation Properties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peed of Light (c, m/s)</text:p>
          </table:table-cell>
          <table:table-cell/>
          <table:table-cell table:style-name="ce20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ermiability of Free Space (u0, H/m)</text:p>
          </table:table-cell>
          <table:table-cell/>
          <table:table-cell table:style-name="ce20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Impedance of Free Space (Z0, ohms)</text:p>
          </table:table-cell>
          <table:table-cell/>
          <table:table-cell table:style-name="ce21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avelength (lambda, m)</text:p>
          </table:table-cell>
          <table:table-cell/>
          <table:table-cell table:style-name="ce21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eriod (t, us)</text:p>
          </table:table-cell>
          <table:table-cell/>
          <table:table-cell table:style-name="ce21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lectric Field Strength (E, mV/m)</text:p>
          </table:table-cell>
          <table:table-cell/>
          <table:table-cell table:style-name="ce21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9" office:value-type="string" calcext:value-type="string">
            <text:p>Poor Man’s Programmable Gain Amplifier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1" office:value-type="string" calcext:value-type="string">
            <text:p>Min Gain</text:p>
          </table:table-cell>
          <table:table-cell table:style-name="ce21" table:formula="of:=MIN([.$F$11:.$F$26])" office:value-type="float" office:value="1.2" calcext:value-type="float">
            <text:p>1.2</text:p>
          </table:table-cell>
          <table:table-cell table:style-name="ce2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21" table:formula="of:=MIN([.$H$11:.$H$26])" office:value-type="float" office:value="1.2" calcext:value-type="float">
            <text:p>1.2</text:p>
          </table:table-cell>
          <table:table-cell table:style-name="ce2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1" table:formula="of:=MIN([.$J$11:.$J$266])" office:value-type="float" office:value="1.44" calcext:value-type="float">
            <text:p>1.44</text:p>
          </table:table-cell>
          <table:table-cell table:style-name="ce2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1" office:value-type="string" calcext:value-type="string">
            <text:p>Max Gain</text:p>
          </table:table-cell>
          <table:table-cell table:style-name="ce21" table:formula="of:=MAX([.$F$11:.$F$26])" office:value-type="float" office:value="92.1" calcext:value-type="float">
            <text:p>92.1</text:p>
          </table:table-cell>
          <table:table-cell table:style-name="ce2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21" table:formula="of:=MAX([.$H$11:.$H$26])" office:value-type="float" office:value="92.1" calcext:value-type="float">
            <text:p>92.1</text:p>
          </table:table-cell>
          <table:table-cell table:style-name="ce2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1" table:formula="of:=MAX([.$J$11:.$J$266])" office:value-type="float" office:value="8482.41" calcext:value-type="float">
            <text:p>8482.41</text:p>
          </table:table-cell>
          <table:table-cell table:style-name="ce2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  <table:database-ranges>
        <table:database-range table:name="NormalisedData" table:target-range-address="Heating.J26:Heating.J26" table:on-update-keep-styles="true" table:on-update-keep-size="false" table:contains-header="false"/>
        <table:database-range table:name="RawData" table:target-range-address="Heating.A26:Heating.E71" table:on-update-keep-styles="true" table:on-update-keep-size="fals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1:00:30.3598924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3-12-20T16:15:22.892564203</dc:date>
    <dc:creator>Pete Restall</dc:creator>
    <meta:editing-duration>P7DT23H49M21S</meta:editing-duration>
    <meta:editing-cycles>181</meta:editing-cycles>
    <meta:generator>LibreOffice/7.6.2.1$Linux_X86_64 LibreOffice_project/60$Build-1</meta:generator>
    <meta:document-statistic meta:table-count="15" meta:cell-count="234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Power vs Temperature (Absolute)</text:p>
        </chart:title>
        <chart:legend chart:legend-position="end" svg:x="14.153cm" svg:y="3.703cm" style:legend-expansion="high" chart:style-name="ch3"/>
        <chart:plot-area chart:style-name="ch4" table:cell-range-address="Heating.C26:Heating.E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C26:Heating.C71" loext:label-string="&quot;4W&quot;" chart:class="chart:line">
            <chart:data-point chart:repeated="46"/>
          </chart:series>
          <chart:series chart:style-name="ch10" chart:values-cell-range-address="Heating.D26:Heating.D71" loext:label-string="&quot;2W&quot;" chart:class="chart:line">
            <chart:data-point chart:repeated="46"/>
          </chart:series>
          <chart:series chart:style-name="ch11" chart:values-cell-range-address="Heating.E26:Heating.E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">
                <text:p>16.7</text:p>
                <draw:g>
                  <svg:desc>Heating.C26:Heating.C71</svg:desc>
                </draw:g>
              </table:table-cell>
              <table:table-cell office:value-type="float" office:value="17">
                <text:p>17</text:p>
                <draw:g>
                  <svg:desc>Heating.D26:Heating.D71</svg:desc>
                </draw:g>
              </table:table-cell>
              <table:table-cell office:value-type="float" office:value="17.3">
                <text:p>17.3</text:p>
                <draw:g>
                  <svg:desc>Heating.E26:Heat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">
                <text:p>21.8</text:p>
              </table:table-cell>
              <table:table-cell office:value-type="float" office:value="18.8">
                <text:p>18.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2.2">
                <text:p>22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5.4">
                <text:p>25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9">
                <text:p>44.9</text:p>
              </table:table-cell>
              <table:table-cell office:value-type="float" office:value="28">
                <text:p>2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">
                <text:p>48.8</text:p>
              </table:table-cell>
              <table:table-cell office:value-type="float" office:value="30.1">
                <text:p>30.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8">
                <text:p>51.8</text:p>
              </table:table-cell>
              <table:table-cell office:value-type="float" office:value="31.7">
                <text:p>31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8">
                <text:p>55.8</text:p>
              </table:table-cell>
              <table:table-cell office:value-type="float" office:value="34">
                <text:p>3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34.9">
                <text:p>34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35.6">
                <text:p>35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6">
                <text:p>58.6</text:p>
              </table:table-cell>
              <table:table-cell office:value-type="float" office:value="36.2">
                <text:p>36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2">
                <text:p>59.2</text:p>
              </table:table-cell>
              <table:table-cell office:value-type="float" office:value="36.7">
                <text:p>36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6">
                <text:p>59.6</text:p>
              </table:table-cell>
              <table:table-cell office:value-type="float" office:value="37.1">
                <text:p>37.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">
                <text:p>59.9</text:p>
              </table:table-cell>
              <table:table-cell office:value-type="float" office:value="37.5">
                <text:p>37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">
                <text:p>60.2</text:p>
              </table:table-cell>
              <table:table-cell office:value-type="float" office:value="37.8">
                <text:p>37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4">
                <text:p>60.4</text:p>
              </table:table-cell>
              <table:table-cell office:value-type="float" office:value="38.1">
                <text:p>38.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5">
                <text:p>60.5</text:p>
              </table:table-cell>
              <table:table-cell office:value-type="float" office:value="38.4">
                <text:p>38.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6">
                <text:p>60.6</text:p>
              </table:table-cell>
              <table:table-cell office:value-type="float" office:value="38.5">
                <text:p>38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7">
                <text:p>60.7</text:p>
              </table:table-cell>
              <table:table-cell office:value-type="float" office:value="38.7">
                <text:p>38.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8">
                <text:p>60.8</text:p>
              </table:table-cell>
              <table:table-cell office:value-type="float" office:value="38.8">
                <text:p>38.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8">
                <text:p>60.8</text:p>
              </table:table-cell>
              <table:table-cell office:value-type="float" office:value="39">
                <text:p>3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9">
                <text:p>60.9</text:p>
              </table:table-cell>
              <table:table-cell office:value-type="float" office:value="39.1">
                <text:p>39.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39.3">
                <text:p>39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8">
                <text:p>47.8</text:p>
              </table:table-cell>
              <table:table-cell office:value-type="float" office:value="39.3">
                <text:p>3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39.4">
                <text:p>39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4">
                <text:p>37.4</text:p>
              </table:table-cell>
              <table:table-cell office:value-type="float" office:value="36.3">
                <text:p>36.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2.3">
                <text:p>32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4">
                <text:p>31.4</text:p>
              </table:table-cell>
              <table:table-cell office:value-type="float" office:value="29.3">
                <text:p>29.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3">
                <text:p>29.3</text:p>
              </table:table-cell>
              <table:table-cell office:value-type="float" office:value="27.2">
                <text:p>27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6">
                <text:p>27.6</text:p>
              </table:table-cell>
              <table:table-cell office:value-type="float" office:value="25.5">
                <text:p>25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1">
                <text:p>25.1</text:p>
              </table:table-cell>
              <table:table-cell office:value-type="float" office:value="23.2">
                <text:p>23.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">
                <text:p>24.1</text:p>
              </table:table-cell>
              <table:table-cell office:value-type="float" office:value="22.3">
                <text:p>22.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">
                <text:p>23.3</text:p>
              </table:table-cell>
              <table:table-cell office:value-type="float" office:value="21.7">
                <text:p>21.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8">
                <text:p>21.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3">
                <text:p>21.3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">
                <text:p>20.8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">
                <text:p>20.3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">
                <text:p>19.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2">
                <text:p>19.2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">
                <text:p>18.9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">
                <text:p>18.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4">
                <text:p>18.4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Power vs Temperature (Normalised)</text:p>
        </chart:title>
        <chart:legend chart:legend-position="end" svg:x="14.153cm" svg:y="3.703cm" style:legend-expansion="high" chart:style-name="ch3"/>
        <chart:plot-area chart:style-name="ch4" table:cell-range-address="Heating.H26:Heating.J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H26:Heating.H71" loext:label-string="&quot;4W&quot;" chart:class="chart:line">
            <chart:data-point chart:repeated="46"/>
          </chart:series>
          <chart:series chart:style-name="ch10" chart:values-cell-range-address="Heating.I26:Heating.I71" loext:label-string="&quot;2W&quot;" chart:class="chart:line">
            <chart:data-point chart:repeated="46"/>
          </chart:series>
          <chart:series chart:style-name="ch11" chart:values-cell-range-address="Heating.J26:Heating.J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ating.H26:Heating.H71</svg:desc>
                </draw:g>
              </table:table-cell>
              <table:table-cell office:value-type="float" office:value="0">
                <text:p>0</text:p>
                <draw:g>
                  <svg:desc>Heating.I26:Heating.I71</svg:desc>
                </draw:g>
              </table:table-cell>
              <table:table-cell office:value-type="float" office:value="0">
                <text:p>0</text:p>
                <draw:g>
                  <svg:desc>Heating.J26:Heating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  <table:table-cell office:value-type="float" office:value="0.599999999999998">
                <text:p>0.59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">
                <text:p>14.3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8.4">
                <text:p>8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2">
                <text:p>28.2</text:p>
              </table:table-cell>
              <table:table-cell office:value-type="float" office:value="11">
                <text:p>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13.1">
                <text:p>13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1">
                <text:p>35.1</text:p>
              </table:table-cell>
              <table:table-cell office:value-type="float" office:value="14.7">
                <text:p>14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">
                <text:p>37.3</text:p>
              </table:table-cell>
              <table:table-cell office:value-type="float" office:value="16">
                <text:p>1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">
                <text:p>39.1</text:p>
              </table:table-cell>
              <table:table-cell office:value-type="float" office:value="17">
                <text:p>1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3">
                <text:p>40.3</text:p>
              </table:table-cell>
              <table:table-cell office:value-type="float" office:value="17.9">
                <text:p>17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3">
                <text:p>41.3</text:p>
              </table:table-cell>
              <table:table-cell office:value-type="float" office:value="18.6">
                <text:p>18.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9">
                <text:p>41.9</text:p>
              </table:table-cell>
              <table:table-cell office:value-type="float" office:value="19.2">
                <text:p>19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5">
                <text:p>42.5</text:p>
              </table:table-cell>
              <table:table-cell office:value-type="float" office:value="19.7">
                <text:p>19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">
                <text:p>42.9</text:p>
              </table:table-cell>
              <table:table-cell office:value-type="float" office:value="20.1">
                <text:p>20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2">
                <text:p>43.2</text:p>
              </table:table-cell>
              <table:table-cell office:value-type="float" office:value="20.5">
                <text:p>20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5">
                <text:p>43.5</text:p>
              </table:table-cell>
              <table:table-cell office:value-type="float" office:value="20.8">
                <text:p>20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7">
                <text:p>43.7</text:p>
              </table:table-cell>
              <table:table-cell office:value-type="float" office:value="21.1">
                <text:p>21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">
                <text:p>43.8</text:p>
              </table:table-cell>
              <table:table-cell office:value-type="float" office:value="21.4">
                <text:p>21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9">
                <text:p>43.9</text:p>
              </table:table-cell>
              <table:table-cell office:value-type="float" office:value="21.5">
                <text:p>21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1.7">
                <text:p>21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1">
                <text:p>44.1</text:p>
              </table:table-cell>
              <table:table-cell office:value-type="float" office:value="21.8">
                <text:p>21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1">
                <text:p>44.1</text:p>
              </table:table-cell>
              <table:table-cell office:value-type="float" office:value="22">
                <text:p>2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2">
                <text:p>44.2</text:p>
              </table:table-cell>
              <table:table-cell office:value-type="float" office:value="22.1">
                <text:p>22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3">
                <text:p>39.3</text:p>
              </table:table-cell>
              <table:table-cell office:value-type="float" office:value="22.3">
                <text:p>22.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1">
                <text:p>31.1</text:p>
              </table:table-cell>
              <table:table-cell office:value-type="float" office:value="22.3">
                <text:p>22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">
                <text:p>25.3</text:p>
              </table:table-cell>
              <table:table-cell office:value-type="float" office:value="22.4">
                <text:p>22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9.3">
                <text:p>19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">
                <text:p>17.3</text:p>
              </table:table-cell>
              <table:table-cell office:value-type="float" office:value="15.3">
                <text:p>15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">
                <text:p>14.7</text:p>
              </table:table-cell>
              <table:table-cell office:value-type="float" office:value="12.3">
                <text:p>12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">
                <text:p>12.6</text:p>
              </table:table-cell>
              <table:table-cell office:value-type="float" office:value="10.2">
                <text:p>10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">
                <text:p>10.9</text:p>
              </table:table-cell>
              <table:table-cell office:value-type="float" office:value="8.5">
                <text:p>8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4">
                <text:p>7.4</text:p>
              </table:table-cell>
              <table:table-cell office:value-type="float" office:value="5.3">
                <text:p>5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">
                <text:p>6.6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">
                <text:p>5.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">
                <text:p>4.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6724984190499">
                <text:p>3.16724984190499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